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in" fo:margin-bottom="0in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in" fo:margin-bottom="0in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in" fo:margin-bottom="0in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in" fo:margin-bottom="0in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in" fo:margin-bottom="0in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in" fo:margin-bottom="0in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in" fo:margin-bottom="0in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in" fo:margin-bottom="0in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in" fo:margin-bottom="0in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in" fo:margin-bottom="0in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in" fo:margin-bottom="0in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in" fo:margin-bottom="0in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in" fo:margin-bottom="0in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in" fo:margin-bottom="0in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7">
      <style:paragraph-properties fo:margin-top="0in" fo:margin-bottom="0in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in" fo:margin-bottom="0in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39">
      <style:paragraph-properties fo:margin-top="0in" fo:margin-bottom="0in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0">
      <style:paragraph-properties fo:margin-top="0in" fo:margin-bottom="0in" style:contextual-spacing="false"/>
    </style:style>
    <style:style style:name="P82" style:family="paragraph" style:parent-style-name="Text_20_body" style:list-style-name="L41"/>
    <style:style style:name="P83" style:family="paragraph" style:parent-style-name="Text_20_body" style:list-style-name="L41">
      <style:paragraph-properties fo:margin-top="0in" fo:margin-bottom="0in" style:contextual-spacing="false"/>
    </style:style>
    <style:style style:name="P84" style:family="paragraph" style:parent-style-name="Text_20_body" style:list-style-name="L42"/>
    <style:style style:name="P85" style:family="paragraph" style:parent-style-name="Text_20_body" style:list-style-name="L42">
      <style:paragraph-properties fo:margin-top="0in" fo:margin-bottom="0in" style:contextual-spacing="false"/>
    </style:style>
    <style:style style:name="P86" style:family="paragraph" style:parent-style-name="Text_20_body" style:list-style-name="L43"/>
    <style:style style:name="P87" style:family="paragraph" style:parent-style-name="Text_20_body" style:list-style-name="L43">
      <style:paragraph-properties fo:margin-top="0in" fo:margin-bottom="0in" style:contextual-spacing="false"/>
    </style:style>
    <style:style style:name="P88" style:family="paragraph" style:parent-style-name="Text_20_body" style:list-style-name="L44"/>
    <style:style style:name="P89" style:family="paragraph" style:parent-style-name="Text_20_body" style:list-style-name="L44">
      <style:paragraph-properties fo:margin-top="0in" fo:margin-bottom="0in" style:contextual-spacing="false"/>
    </style:style>
    <style:style style:name="P90" style:family="paragraph" style:parent-style-name="Text_20_body" style:list-style-name="L45"/>
    <style:style style:name="P91" style:family="paragraph" style:parent-style-name="Text_20_body" style:list-style-name="L45">
      <style:paragraph-properties fo:margin-top="0in" fo:margin-bottom="0in" style:contextual-spacing="false"/>
    </style:style>
    <style:style style:name="P92" style:family="paragraph" style:parent-style-name="Text_20_body" style:list-style-name="L46"/>
    <style:style style:name="P93" style:family="paragraph" style:parent-style-name="Text_20_body" style:list-style-name="L46">
      <style:paragraph-properties fo:margin-top="0in" fo:margin-bottom="0in" style:contextual-spacing="false"/>
    </style:style>
    <style:style style:name="P94" style:family="paragraph" style:parent-style-name="Text_20_body" style:list-style-name="L47"/>
    <style:style style:name="P95" style:family="paragraph" style:parent-style-name="Text_20_body" style:list-style-name="L47">
      <style:paragraph-properties fo:margin-top="0in" fo:margin-bottom="0in" style:contextual-spacing="false"/>
    </style:style>
    <style:style style:name="P96" style:family="paragraph" style:parent-style-name="Text_20_body" style:list-style-name="L48"/>
    <style:style style:name="P97" style:family="paragraph" style:parent-style-name="Text_20_body" style:list-style-name="L48">
      <style:paragraph-properties fo:margin-top="0in" fo:margin-bottom="0in" style:contextual-spacing="false"/>
    </style:style>
    <style:style style:name="P9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99" style:family="paragraph" style:parent-style-name="Text_20_body" style:list-style-name="L49"/>
    <style:style style:name="P100" style:family="paragraph" style:parent-style-name="Text_20_body" style:list-style-name="L49">
      <style:paragraph-properties fo:margin-top="0in" fo:margin-bottom="0in" style:contextual-spacing="false"/>
    </style:style>
    <style:style style:name="P101" style:family="paragraph" style:parent-style-name="Text_20_body" style:list-style-name="L50"/>
    <style:style style:name="P102" style:family="paragraph" style:parent-style-name="Text_20_body" style:list-style-name="L50">
      <style:paragraph-properties fo:margin-top="0in" fo:margin-bottom="0in" style:contextual-spacing="false"/>
    </style:style>
    <style:style style:name="P103" style:family="paragraph" style:parent-style-name="Text_20_body" style:list-style-name="L51"/>
    <style:style style:name="P104" style:family="paragraph" style:parent-style-name="Text_20_body" style:list-style-name="L51">
      <style:paragraph-properties fo:margin-top="0in" fo:margin-bottom="0in" style:contextual-spacing="false"/>
    </style:style>
    <style:style style:name="P105" style:family="paragraph" style:parent-style-name="Text_20_body" style:list-style-name="L52"/>
    <style:style style:name="P106" style:family="paragraph" style:parent-style-name="Text_20_body" style:list-style-name="L52">
      <style:paragraph-properties fo:margin-top="0in" fo:margin-bottom="0in" style:contextual-spacing="false"/>
    </style:style>
    <style:style style:name="P107" style:family="paragraph" style:parent-style-name="Text_20_body" style:list-style-name="L53"/>
    <style:style style:name="P108" style:family="paragraph" style:parent-style-name="Text_20_body" style:list-style-name="L53">
      <style:paragraph-properties fo:margin-top="0in" fo:margin-bottom="0in" style:contextual-spacing="false"/>
    </style:style>
    <style:style style:name="P109" style:family="paragraph" style:parent-style-name="Text_20_body" style:list-style-name="L54"/>
    <style:style style:name="P110" style:family="paragraph" style:parent-style-name="Text_20_body" style:list-style-name="L54">
      <style:paragraph-properties fo:margin-top="0in" fo:margin-bottom="0in" style:contextual-spacing="false"/>
    </style:style>
    <style:style style:name="P111" style:family="paragraph" style:parent-style-name="Text_20_body" style:list-style-name="L55"/>
    <style:style style:name="P112" style:family="paragraph" style:parent-style-name="Text_20_body" style:list-style-name="L55">
      <style:paragraph-properties fo:margin-top="0in" fo:margin-bottom="0in" style:contextual-spacing="false"/>
    </style:style>
    <style:style style:name="P113" style:family="paragraph" style:parent-style-name="Text_20_body" style:list-style-name="L56"/>
    <style:style style:name="P114" style:family="paragraph" style:parent-style-name="Text_20_body" style:list-style-name="L56">
      <style:paragraph-properties fo:margin-top="0in" fo:margin-bottom="0in" style:contextual-spacing="false"/>
    </style:style>
    <style:style style:name="P115" style:family="paragraph" style:parent-style-name="Text_20_body" style:list-style-name="L57"/>
    <style:style style:name="P116" style:family="paragraph" style:parent-style-name="Text_20_body" style:list-style-name="L57">
      <style:paragraph-properties fo:margin-top="0in" fo:margin-bottom="0in" style:contextual-spacing="false"/>
    </style:style>
    <style:style style:name="P117" style:family="paragraph" style:parent-style-name="Text_20_body" style:list-style-name="L58"/>
    <style:style style:name="P118" style:family="paragraph" style:parent-style-name="Text_20_body" style:list-style-name="L58">
      <style:paragraph-properties fo:margin-top="0in" fo:margin-bottom="0in" style:contextual-spacing="false"/>
    </style:style>
    <style:style style:name="P119" style:family="paragraph" style:parent-style-name="Text_20_body" style:list-style-name="L59"/>
    <style:style style:name="P120" style:family="paragraph" style:parent-style-name="Text_20_body" style:list-style-name="L59">
      <style:paragraph-properties fo:margin-top="0in" fo:margin-bottom="0in" style:contextual-spacing="false"/>
    </style:style>
    <style:style style:name="P121" style:family="paragraph" style:parent-style-name="Text_20_body" style:list-style-name="L60"/>
    <style:style style:name="P122" style:family="paragraph" style:parent-style-name="Text_20_body" style:list-style-name="L60">
      <style:paragraph-properties fo:margin-top="0in" fo:margin-bottom="0in" style:contextual-spacing="false"/>
    </style:style>
    <style:style style:name="P123" style:family="paragraph" style:parent-style-name="Text_20_body" style:list-style-name="L61"/>
    <style:style style:name="P124" style:family="paragraph" style:parent-style-name="Text_20_body" style:list-style-name="L61">
      <style:paragraph-properties fo:margin-top="0in" fo:margin-bottom="0in" style:contextual-spacing="false"/>
    </style:style>
    <style:style style:name="P125" style:family="paragraph" style:parent-style-name="Text_20_body" style:list-style-name="L62"/>
    <style:style style:name="P126" style:family="paragraph" style:parent-style-name="Text_20_body" style:list-style-name="L62">
      <style:paragraph-properties fo:margin-top="0in" fo:margin-bottom="0in" style:contextual-spacing="false"/>
    </style:style>
    <style:style style:name="P127" style:family="paragraph" style:parent-style-name="Text_20_body" style:list-style-name="L63"/>
    <style:style style:name="P128" style:family="paragraph" style:parent-style-name="Text_20_body" style:list-style-name="L63">
      <style:paragraph-properties fo:margin-top="0in" fo:margin-bottom="0in" style:contextual-spacing="false"/>
    </style:style>
    <style:style style:name="P129" style:family="paragraph" style:parent-style-name="Text_20_body" style:list-style-name="L64"/>
    <style:style style:name="P130" style:family="paragraph" style:parent-style-name="Text_20_body" style:list-style-name="L64">
      <style:paragraph-properties fo:margin-top="0in" fo:margin-bottom="0in" style:contextual-spacing="false"/>
    </style:style>
    <style:style style:name="P131" style:family="paragraph" style:parent-style-name="Text_20_body" style:list-style-name="L65"/>
    <style:style style:name="P132" style:family="paragraph" style:parent-style-name="Text_20_body" style:list-style-name="L65">
      <style:paragraph-properties fo:margin-top="0in" fo:margin-bottom="0in" style:contextual-spacing="false"/>
    </style:style>
    <style:style style:name="P133" style:family="paragraph" style:parent-style-name="Text_20_body" style:list-style-name="L66"/>
    <style:style style:name="P134" style:family="paragraph" style:parent-style-name="Text_20_body" style:list-style-name="L66">
      <style:paragraph-properties fo:margin-top="0in" fo:margin-bottom="0in" style:contextual-spacing="false"/>
    </style:style>
    <style:style style:name="P135" style:family="paragraph" style:parent-style-name="Text_20_body" style:list-style-name="L67"/>
    <style:style style:name="P136" style:family="paragraph" style:parent-style-name="Text_20_body" style:list-style-name="L67">
      <style:paragraph-properties fo:margin-top="0in" fo:margin-bottom="0in" style:contextual-spacing="false"/>
    </style:style>
    <style:style style:name="P137" style:family="paragraph" style:parent-style-name="Text_20_body" style:list-style-name="L68"/>
    <style:style style:name="P138" style:family="paragraph" style:parent-style-name="Text_20_body" style:list-style-name="L68">
      <style:paragraph-properties fo:margin-top="0in" fo:margin-bottom="0in" style:contextual-spacing="false"/>
    </style:style>
    <style:style style:name="P139" style:family="paragraph" style:parent-style-name="Text_20_body" style:list-style-name="L69"/>
    <style:style style:name="P140" style:family="paragraph" style:parent-style-name="Text_20_body" style:list-style-name="L69">
      <style:paragraph-properties fo:margin-top="0in" fo:margin-bottom="0in" style:contextual-spacing="false"/>
    </style:style>
    <style:style style:name="P141" style:family="paragraph" style:parent-style-name="Text_20_body" style:list-style-name="L70"/>
    <style:style style:name="P142" style:family="paragraph" style:parent-style-name="Text_20_body" style:list-style-name="L70">
      <style:paragraph-properties fo:margin-top="0in" fo:margin-bottom="0in" style:contextual-spacing="false"/>
    </style:style>
    <style:style style:name="P143" style:family="paragraph" style:parent-style-name="Text_20_body" style:list-style-name="L71"/>
    <style:style style:name="P144" style:family="paragraph" style:parent-style-name="Text_20_body" style:list-style-name="L71">
      <style:paragraph-properties fo:margin-top="0in" fo:margin-bottom="0in" style:contextual-spacing="false"/>
    </style:style>
    <style:style style:name="P145" style:family="paragraph" style:parent-style-name="Text_20_body" style:list-style-name="L72"/>
    <style:style style:name="P146" style:family="paragraph" style:parent-style-name="Text_20_body" style:list-style-name="L72">
      <style:paragraph-properties fo:margin-top="0in" fo:margin-bottom="0in" style:contextual-spacing="false"/>
    </style:style>
    <style:style style:name="P147" style:family="paragraph" style:parent-style-name="Text_20_body" style:list-style-name="L73"/>
    <style:style style:name="P148" style:family="paragraph" style:parent-style-name="Text_20_body" style:list-style-name="L73">
      <style:paragraph-properties fo:margin-top="0in" fo:margin-bottom="0in" style:contextual-spacing="false"/>
    </style:style>
    <style:style style:name="P149" style:family="paragraph" style:parent-style-name="Text_20_body" style:list-style-name="L74"/>
    <style:style style:name="P150" style:family="paragraph" style:parent-style-name="Text_20_body" style:list-style-name="L74">
      <style:paragraph-properties fo:margin-top="0in" fo:margin-bottom="0in" style:contextual-spacing="false"/>
    </style:style>
    <style:style style:name="P151" style:family="paragraph" style:parent-style-name="Text_20_body" style:list-style-name="L75"/>
    <style:style style:name="P152" style:family="paragraph" style:parent-style-name="Text_20_body" style:list-style-name="L75">
      <style:paragraph-properties fo:margin-top="0in" fo:margin-bottom="0in" style:contextual-spacing="false"/>
    </style:style>
    <style:style style:name="P153" style:family="paragraph" style:parent-style-name="Text_20_body" style:list-style-name="L76"/>
    <style:style style:name="P154" style:family="paragraph" style:parent-style-name="Text_20_body" style:list-style-name="L76">
      <style:paragraph-properties fo:margin-top="0in" fo:margin-bottom="0in" style:contextual-spacing="false"/>
    </style:style>
    <style:style style:name="P155" style:family="paragraph" style:parent-style-name="Text_20_body" style:list-style-name="L77"/>
    <style:style style:name="P156" style:family="paragraph" style:parent-style-name="Text_20_body" style:list-style-name="L77">
      <style:paragraph-properties fo:margin-top="0in" fo:margin-bottom="0in" style:contextual-spacing="false"/>
    </style:style>
    <style:style style:name="P157" style:family="paragraph" style:parent-style-name="Text_20_body" style:list-style-name="L78"/>
    <style:style style:name="P158" style:family="paragraph" style:parent-style-name="Text_20_body" style:list-style-name="L78">
      <style:paragraph-properties fo:margin-top="0in" fo:margin-bottom="0in" style:contextual-spacing="false"/>
    </style:style>
    <style:style style:name="P159" style:family="paragraph" style:parent-style-name="Text_20_body" style:list-style-name="L79"/>
    <style:style style:name="P160" style:family="paragraph" style:parent-style-name="Text_20_body" style:list-style-name="L79">
      <style:paragraph-properties fo:margin-top="0in" fo:margin-bottom="0in" style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3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aitTR.pdf</text:p>
      <text:p text:style-name="Standard">PDF</text:p>
      <text:section text:style-name="Sect1" text:name="_r_ic_">
        <text:p text:style-name="P1">I am an absolute beginner. I just know some basic concepts in ML/DL, not in so deep. Explain me the paper in the way I love to study and learn. This time you tell me everything in bangla</text:p>
      </text:section>
      <text:p text:style-name="Text_20_body">অবশ্যই। আমি একদম beginner-friendly ভাবে, big picture, intuition, analogy, test case, example—সব মিলিয়ে paper-ta বুঝাচ্ছি। আমি যে paperটা explain করছি সেটা হলো <text:span text:style-name="Strong_20_Emphasis">“Spatial Transformer Network on Skeleton-based Gait Recognition” (Gait-TR)</text:span>. </text:p>
      <text:h text:style-name="Heading_20_2" text:outline-level="2">১) এক লাইনে paper-এর আসল কথা</text:h>
      <text:p text:style-name="Text_20_body">এই paper-এর মূল idea হলো: <text:span text:style-name="Strong_20_Emphasis">মানুষের walking skeleton sequence</text:span> (মানে joint point গুলোর চলাচল) দেখে person identify করার জন্য তারা <text:span text:style-name="Strong_20_Emphasis">Spatial Transformer + Temporal Convolutional Network</text:span> মিশিয়ে একটা model বানিয়েছে, নাম <text:span text:style-name="Strong_20_Emphasis">Gait-TR</text:span>। তাদের claim: এই model আগের skeleton-based model-এর চেয়ে ভালো, আর বিশেষ করে <text:span text:style-name="Strong_20_Emphasis">coat পরে হাঁটার case</text:span>-এ খুব strong। </text:p>
      <text:p text:style-name="Horizontal_20_Line"/>
      <text:h text:style-name="Heading_20_2" text:outline-level="2">২) আগে একদম big picture: gait recognition জিনিসটা কী?</text:h>
      <text:p text:style-name="Text_20_body"><text:span text:style-name="Strong_20_Emphasis">Gait recognition</text:span> মানে হলো, কারো মুখ না দেখে, fingerprint না নিয়ে, শুধু <text:span text:style-name="Strong_20_Emphasis">হাঁটার ধরন</text:span> দেখে তাকে চেনা। Paper-এর শুরুতেই বলা হয়েছে gait biometrics useful, কারণ দূর থেকে, low-resolution camera দিয়েও সংগ্রহ করা যায়, আর এটা fake করাও তুলনামূলক কঠিন। </text:p>
      <text:h text:style-name="Heading_20_3" text:outline-level="3">Real-life analogy</text:h>
      <text:p text:style-name="Text_20_body">ধরুন, আপনি দূর থেকে কাউকে দেখলেন। মুখ ঠিকমতো দেখা যাচ্ছে না। কিন্তু হাঁটার style দেখে মনে হলো, “এই মানুষটাকে চিনি।”<text:line-break/>এটাই gait recognition-এর human version।<text:line-break/>ML model-ও একই কাজ করতে চায়।</text:p>
      <text:p text:style-name="Horizontal_20_Line"/>
      <text:h text:style-name="Heading_20_2" text:outline-level="2">৩) silhouette-based আর skeleton-based — পার্থক্য কী?</text:h>
      <text:p text:style-name="Text_20_body">Paper-এ দুইটা বড় family বলা হয়েছে:</text:p>
      <text:h text:style-name="Heading_20_3" text:outline-level="3">ক) Silhouette-based</text:h>
      <text:p text:style-name="Text_20_body">এখানে input হয় মানুষের <text:span text:style-name="Strong_20_Emphasis">কালো shape / body outline</text:span>।<text:line-break/>মানে video frame থেকে পুরো body shape কেটে নেওয়া হয়।</text:p>
      <text:h text:style-name="Heading_20_3" text:outline-level="3">খ) Skeleton-based</text:h>
      <text:p text:style-name="Text_20_body">এখানে input হয় মানুষের <text:span text:style-name="Strong_20_Emphasis">body joints</text:span>—যেমন nose, shoulder, knee, ankle—এই keypoint গুলোর coordinates। এই paper-এ ১৭টা joint ব্যবহার করা হয়েছে। </text:p>
      <text:h text:style-name="Heading_20_3" text:outline-level="3"><text:soft-page-break/>কেন skeleton interesting?</text:h>
      <text:p text:style-name="Text_20_body">Paper বলছে skeleton-based approach-এর কিছু সুবিধা আছে:</text:p>
      <text:list text:style-name="L1">
        <text:list-item>
          <text:p text:style-name="P3">skeleton extract করা তুলনামূলক সহজ, </text:p>
        </text:list-item>
        <text:list-item>
          <text:p text:style-name="P3">data compact, </text:p>
        </text:list-item>
        <text:list-item>
          <text:p text:style-name="P3">hairstyle, loose cloth-এর মতো redundant appearance কম থাকে, </text:p>
        </text:list-item>
        <text:list-item>
          <text:p text:style-name="P2">তাই robustness বেশি হওয়ার কথা। </text:p>
        </text:list-item>
      </text:list>
      <text:h text:style-name="Heading_20_3" text:outline-level="3">কিন্তু সমস্যা কোথায়?</text:h>
      <text:p text:style-name="Text_20_body">তত্ত্বে robust হলেও, <text:span text:style-name="Strong_20_Emphasis">আগের skeleton-based model-এর accuracy বেশিরভাগ সময় silhouette-based model-এর চেয়ে কম</text:span> ছিল।<text:line-break/>এই gap কমানোই paper-এর মূল mission। </text:p>
      <text:p text:style-name="Horizontal_20_Line"/>
      <text:h text:style-name="Heading_20_2" text:outline-level="2">৪) এই paper-এর main problem statement কী?</text:h>
      <text:p text:style-name="Text_20_body">Paper বলছে skeleton-based gait model গুলোতে robustness issue আছে। Normal walking-এ accuracy ভালো, কিন্তু coat পরে বা bag নিয়ে হাঁটলে accuracy নেমে যায়। তারা এই সমস্যা tackle করতে চায়। </text:p>
      <text:h text:style-name="Heading_20_3" text:outline-level="3">সহজ ভাষায়</text:h>
      <text:p text:style-name="Text_20_body">একই মানুষ:</text:p>
      <text:list text:style-name="L2">
        <text:list-item>
          <text:p text:style-name="P5">একদিন normal dress পরে হাঁটছে, </text:p>
        </text:list-item>
        <text:list-item>
          <text:p text:style-name="P5">আরেকদিন coat পরে হাঁটছে, </text:p>
        </text:list-item>
        <text:list-item>
          <text:p text:style-name="P4">আরেকদিন bag নিয়ে হাঁটছে। </text:p>
        </text:list-item>
      </text:list>
      <text:p text:style-name="Text_20_body">Model যদি coat দেখেই confuse হয়ে যায়, তাহলে সেটা “ভালো gait model” না।<text:line-break/>কারণ model-এর focus হওয়া উচিত <text:span text:style-name="Strong_20_Emphasis">হাঁটার pattern</text:span>, কাপড়ের উপর না।</text:p>
      <text:p text:style-name="Horizontal_20_Line"/>
      <text:h text:style-name="Heading_20_2" text:outline-level="2">৫) Paper-এর core contribution কী?</text:h>
      <text:p text:style-name="Text_20_body">Paper-এর contribution ৪টা:</text:p>
      <text:list text:style-name="L3">
        <text:list-item>
          <text:p text:style-name="P7">Skeleton-based gait recognition-এ <text:span text:style-name="Strong_20_Emphasis">প্রথমবার spatial transformer framework</text:span> apply করেছে। </text:p>
        </text:list-item>
        <text:list-item>
          <text:p text:style-name="P7">CASIA-B dataset-এ SOTA-level performance দেখিয়েছে skeleton-based method গুলোর মধ্যে। </text:p>
        </text:list-item>
        <text:list-item>
          <text:p text:style-name="P7">দেখিয়েছে <text:span text:style-name="Strong_20_Emphasis">Spatial Transformer, GCN-এর চেয়ে ভালো spatial feature extractor</text:span> হতে পারে এই task-এ। </text:p>
        </text:list-item>
        <text:list-item>
          <text:p text:style-name="P6">Model ছোট করলে speed বাড়ে, accuracy একটু কমে—মানে practical trade-off-ও দেখিয়েছে। </text:p>
        </text:list-item>
      </text:list>
      <text:p text:style-name="Horizontal_20_Line"><text:soft-page-break/></text:p>
      <text:h text:style-name="Heading_20_2" text:outline-level="2">৬) এখন পুরো pipeline টা খুব সহজ করে বুঝি</text:h>
      <text:p text:style-name="Text_20_body">Paper-এর Figure 1-এ pipeline দেখানো আছে:<text:line-break/><text:span text:style-name="Strong_20_Emphasis">Raw video → Human pose estimator → Skeleton sequence → feature বানানো → Gait-TR → 128-d embedding</text:span>. </text:p>
      <text:p text:style-name="Text_20_body">এটা আমি খুব সহজ ভাষায় বলি:</text:p>
      <text:h text:style-name="Heading_20_3" text:outline-level="3">Step 1: Video থেকে skeleton বের করা</text:h>
      <text:p text:style-name="Text_20_body">একটা walking video দেওয়া হলো।<text:line-break/>Pose estimator video frame থেকে body joint বের করল।</text:p>
      <text:h text:style-name="Heading_20_3" text:outline-level="3">Step 2: শুধু joint না, আরও feature বানানো</text:h>
      <text:p text:style-name="Text_20_body">Paper joint-এর সাথে আরও দুই ধরনের feature বানায়:</text:p>
      <text:list text:style-name="L4">
        <text:list-item>
          <text:p text:style-name="P9"><text:span text:style-name="Strong_20_Emphasis">bone feature</text:span> </text:p>
        </text:list-item>
        <text:list-item>
          <text:p text:style-name="P8"><text:span text:style-name="Strong_20_Emphasis">velocity feature</text:span><text:line-break/>তারপর এগুলো concatenate করে model-এ দেয়। </text:p>
        </text:list-item>
      </text:list>
      <text:h text:style-name="Heading_20_3" text:outline-level="3">Step 3: Model embedding বানায়</text:h>
      <text:p text:style-name="Text_20_body">শেষে model একটা <text:span text:style-name="Strong_20_Emphasis">128-dimensional embedding vector</text:span> দেয়।<text:line-break/>এই embedding হলো মানুষের gait-এর condensed signature. </text:p>
      <text:h text:style-name="Heading_20_3" text:outline-level="3">Step 4: দুজন এক নাকি আলাদা?</text:h>
      <text:p text:style-name="Text_20_body">Inference-এর সময় দুইটা video-এর embedding-এর <text:span text:style-name="Strong_20_Emphasis">Euclidean distance</text:span> মাপা হয়। Distance কম হলে same person হওয়ার chance বেশি। </text:p>
      <text:p text:style-name="Horizontal_20_Line"/>
      <text:h text:style-name="Heading_20_2" text:outline-level="2">৭) Joint, Bone, Velocity — এগুলো কেন?</text:h>
      <text:p text:style-name="Text_20_body">এটা beginner দের জন্য খুব important।</text:p>
      <text:h text:style-name="Heading_20_3" text:outline-level="3">Joint feature</text:h>
      <text:p text:style-name="Text_20_body">এটা হলো joint-এর raw coordinate।<text:line-break/>মানে knee কোথায়, ankle কোথায়, shoulder কোথায়।</text:p>
      <text:h text:style-name="Heading_20_3" text:outline-level="3">Bone feature</text:h>
      <text:p text:style-name="Text_20_body">এটা হলো connected joint দুটির difference।<text:line-break/>যেমন knee থেকে ankle, shoulder থেকে elbow—এই relative structure. </text:p>
      <text:h text:style-name="Heading_20_3" text:outline-level="3"><text:soft-page-break/>Velocity feature</text:h>
      <text:p text:style-name="Text_20_body">এটা frame-to-frame change।<text:line-break/>মানে joint কতটা move করল। Paper first-order আর second-order difference ব্যবহার করেছে। </text:p>
      <text:h text:style-name="Heading_20_3" text:outline-level="3">Analogy</text:h>
      <text:p text:style-name="Text_20_body">ধরুন আপনি কারো walking style শিখতে চান।</text:p>
      <text:list text:style-name="L5">
        <text:list-item>
          <text:p text:style-name="P11">শুধু joint location দেখলে বুঝবেন “শরীরের parts কোথায়” </text:p>
        </text:list-item>
        <text:list-item>
          <text:p text:style-name="P11">bone দেখলে বুঝবেন “শরীরের গঠন কেমন” </text:p>
        </text:list-item>
        <text:list-item>
          <text:p text:style-name="P10">velocity দেখলে বুঝবেন “কে কীভাবে নড়ছে” </text:p>
        </text:list-item>
      </text:list>
      <text:p text:style-name="Text_20_body">এই তিনটা একসাথে দিলে model-এর কাছে তথ্য richer হয়।</text:p>
      <text:p text:style-name="Horizontal_20_Line"/>
      <text:h text:style-name="Heading_20_2" text:outline-level="2">৮) আসল magic: Spatial Transformer কেন?</text:h>
      <text:p text:style-name="Text_20_body">এটাই paper-এর heart।</text:p>
      <text:h text:style-name="Heading_20_3" text:outline-level="3">Problem</text:h>
      <text:p text:style-name="Text_20_body">Skeleton হলো joints-এর set।<text:line-break/>এখন model-কে বুঝতে হবে:</text:p>
      <text:list text:style-name="L6">
        <text:list-item>
          <text:p text:style-name="P13">কোন joint কোন joint-এর সাথে related? </text:p>
        </text:list-item>
        <text:list-item>
          <text:p text:style-name="P12">হাঁটার সময় hip, knee, ankle—এদের coordinated motion কেমন? </text:p>
        </text:list-item>
      </text:list>
      <text:h text:style-name="Heading_20_3" text:outline-level="3">আগের common solution: GCN</text:h>
      <text:p text:style-name="Text_20_body">GCN সাধারণত graph structure ধরে কাজ করে।<text:line-break/>মানে body joints edge দিয়ে connected—shoulder-elbow, elbow-wrist—এই fixed relation.</text:p>
      <text:h text:style-name="Heading_20_3" text:outline-level="3">এই paper-এর idea: Transformer</text:h>
      <text:p text:style-name="Text_20_body">Transformer-এর self-attention ব্যবহার করে model joints-এর মধ্যে relation শিখবে।<text:line-break/>মানে model নিজেই decide করবে:</text:p>
      <text:list text:style-name="L7">
        <text:list-item>
          <text:p text:style-name="P15">কোন joint কার দিকে বেশি “মনোযোগ” দেবে, </text:p>
        </text:list-item>
        <text:list-item>
          <text:p text:style-name="P14">কোন relation বেশি গুরুত্বপূর্ণ। </text:p>
        </text:list-item>
      </text:list>
      <text:h text:style-name="Heading_20_3" text:outline-level="3">Analogy: classroom analogy</text:h>
      <text:p text:style-name="Text_20_body">একটা class-এ ১৭ জন student আছে।<text:line-break/>GCN বলছে: “তুমি শুধু পাশের student-এর কথা শুনবে।”<text:line-break/>Transformer বলছে: “না, তুমি পুরো class-এর যে কাউকে attend করতে পারো, যদি সে important হয়।”</text:p>
      <text:p text:style-name="Text_20_body">Skeleton task-এও একই:</text:p>
      <text:list text:style-name="L8">
        <text:list-item>
          <text:p text:style-name="P17"><text:soft-page-break/>ankle শুধু knee-কে নয়, </text:p>
        </text:list-item>
        <text:list-item>
          <text:p text:style-name="P16">hip, opposite leg, body balance—অনেক relation কাজে লাগতে পারে। </text:p>
        </text:list-item>
      </text:list>
      <text:p text:style-name="Text_20_body">এই flexibility-টাই paper-এর বড় claim।</text:p>
      <text:p text:style-name="Horizontal_20_Line"/>
      <text:h text:style-name="Heading_20_2" text:outline-level="2">৯) Spatial Transformer আর TCN একসাথে কেন?</text:h>
      <text:p text:style-name="Text_20_body">Paper-এর model block হলো <text:span text:style-name="Strong_20_Emphasis">TCN + ST</text:span>. Figure 2-তে architecture দেখানো আছে। </text:p>
      <text:h text:style-name="Heading_20_3" text:outline-level="3">Spatial Transformer (ST) কী করে?</text:h>
      <text:p text:style-name="Text_20_body">একই frame-এর different joint-এর relation শেখে।<text:line-break/>মানে <text:span text:style-name="Strong_20_Emphasis">space-এর মধ্যে relation</text:span>।</text:p>
      <text:h text:style-name="Heading_20_3" text:outline-level="3">Temporal Convolutional Network (TCN) কী করে?</text:h>
      <text:p text:style-name="Text_20_body">সময় ধরে pattern শেখে।<text:line-break/>মানে frame 1 → frame 2 → frame 3 ... এ motion কেমন বদলাচ্ছে। </text:p>
      <text:h text:style-name="Heading_20_3" text:outline-level="3">সহজ analogy</text:h>
      <text:p text:style-name="Text_20_body">একজন cricket coach player analyze করছে:</text:p>
      <text:list text:style-name="L9">
        <text:list-item>
          <text:p text:style-name="P19"><text:span text:style-name="Strong_20_Emphasis">Spatial part:</text:span> হাত, পা, কোমর—একই মুহূর্তে body parts কীভাবে arranged? </text:p>
        </text:list-item>
        <text:list-item>
          <text:p text:style-name="P18"><text:span text:style-name="Strong_20_Emphasis">Temporal part:</text:span> সময়ের সাথে swing motion কীভাবে এগোয়? </text:p>
        </text:list-item>
      </text:list>
      <text:p text:style-name="Text_20_body">Gait-এও তাই:</text:p>
      <text:list text:style-name="L10">
        <text:list-item>
          <text:p text:style-name="P21">ST দেখে body parts-এর relation </text:p>
        </text:list-item>
        <text:list-item>
          <text:p text:style-name="P20">TCN দেখে হাঁটার rhythm / motion progression </text:p>
        </text:list-item>
      </text:list>
      <text:p text:style-name="Horizontal_20_Line"/>
      <text:h text:style-name="Heading_20_2" text:outline-level="2">১০) Model architecture একটু technical কিন্তু সহজভাবে</text:h>
      <text:p text:style-name="Text_20_body">Paper-এর Figure 2 অনুযায়ী model-এ কয়েকটা stacked block আছে। প্রতিটা block-এ <text:span text:style-name="Strong_20_Emphasis">TCN + ST</text:span> আছে। শেষে <text:span text:style-name="Strong_20_Emphasis">average pooling</text:span> আর <text:span text:style-name="Strong_20_Emphasis">fully connected layer</text:span> দিয়ে 128-d embedding বানানো হয়। </text:p>
      <text:p text:style-name="Text_20_body">Table 1-এ দেখানো configuration অনুযায়ী input shape roughly <text:span text:style-name="Strong_20_Emphasis">10 × 60 × 17</text:span>, আর block গুলোর channel size বাড়তে বাড়তে 64 → 64 → 128 → 256 হয়। </text:p>
      <text:h text:style-name="Heading_20_3" text:outline-level="3">আপনার জন্য important takeaway</text:h>
      <text:p text:style-name="Text_20_body">Architecture-এর প্রতিটা formula মুখস্থ দরকার নেই।<text:line-break/>আপনার বোঝা দরকার:</text:p>
      <text:p text:style-name="Text_20_body"><text:span text:style-name="Strong_20_Emphasis">“Modelটা joints-এর spatial relation + motion-এর temporal relation—দুটাই ধরতে চাইছে।”</text:span></text:p>
      <text:p text:style-name="Text_20_body"><text:soft-page-break/>এইটাই paper-এর backbone idea।</text:p>
      <text:p text:style-name="Horizontal_20_Line"/>
      <text:h text:style-name="Heading_20_2" text:outline-level="2">১১) Training কীভাবে করেছে?</text:h>
      <text:p text:style-name="Text_20_body">Paper batch-hard triplet loss ব্যবহার করেছে। Margin = 0.3। Adam optimizer, weight decay, learning rate schedule—এসবও দিয়েছে। </text:p>
      <text:h text:style-name="Heading_20_3" text:outline-level="3">Triplet loss একদম সহজ করে</text:h>
      <text:p text:style-name="Text_20_body">একটা anchor sample নিলাম।<text:line-break/>তারপর:</text:p>
      <text:list text:style-name="L11">
        <text:list-item>
          <text:p text:style-name="P23">same person-এর আরেকটা sample = positive </text:p>
        </text:list-item>
        <text:list-item>
          <text:p text:style-name="P22">different person-এর sample = negative </text:p>
        </text:list-item>
      </text:list>
      <text:p text:style-name="Text_20_body">Model-কে শেখানো হয়:</text:p>
      <text:list text:style-name="L12">
        <text:list-item>
          <text:p text:style-name="P25">anchor আর positive যেন কাছে আসে </text:p>
        </text:list-item>
        <text:list-item>
          <text:p text:style-name="P24">anchor আর negative যেন দূরে যায় </text:p>
        </text:list-item>
      </text:list>
      <text:h text:style-name="Heading_20_3" text:outline-level="3">Analogy</text:h>
      <text:p text:style-name="Text_20_body">ধরুন আপনার কাছে Rahim-এর একটা walking clip আছে।</text:p>
      <text:list text:style-name="L13">
        <text:list-item>
          <text:p text:style-name="P27">আরেকটা Rahim clip = positive </text:p>
        </text:list-item>
        <text:list-item>
          <text:p text:style-name="P26">Karim-এর clip = negative </text:p>
        </text:list-item>
      </text:list>
      <text:p text:style-name="Text_20_body">Training-এর goal:<text:line-break/><text:span text:style-name="Strong_20_Emphasis">“Rahim যেন Rahim-এর কাছাকাছি থাকে, Karim-এর না।”</text:span></text:p>
      <text:p text:style-name="Text_20_body">এটাই embedding learning-এর basic idea।</text:p>
      <text:p text:style-name="Horizontal_20_Line"/>
      <text:h text:style-name="Heading_20_2" text:outline-level="2">১২) CASIA-B dataset কী?</text:h>
      <text:p text:style-name="Text_20_body">Paper CASIA-B dataset-এ evaluate করেছে।<text:line-break/>এটা gait recognition-এর খুব popular dataset। এতে:</text:p>
      <text:list text:style-name="L14">
        <text:list-item>
          <text:p text:style-name="P29"><text:span text:style-name="Strong_20_Emphasis">124 জন person</text:span> </text:p>
        </text:list-item>
        <text:list-item>
          <text:p text:style-name="P29">মোট <text:span text:style-name="Strong_20_Emphasis">13,640 gait sequence</text:span> </text:p>
        </text:list-item>
        <text:list-item>
          <text:p text:style-name="P29">view angle <text:span text:style-name="Strong_20_Emphasis">0° থেকে 180°</text:span>, প্রতি <text:span text:style-name="Strong_20_Emphasis">18°</text:span> interval </text:p>
        </text:list-item>
        <text:list-item>
          <text:p text:style-name="P29">প্রতি person-এর প্রতি view-এ <text:span text:style-name="Strong_20_Emphasis">10টা sequence</text:span> </text:p>
          <text:list>
            <text:list-item>
              <text:p text:style-name="P29">6টা normal walking (<text:span text:style-name="Strong_20_Emphasis">NM</text:span>) </text:p>
            </text:list-item>
            <text:list-item>
              <text:p text:style-name="P29">2টা bag carrying (<text:span text:style-name="Strong_20_Emphasis">BG</text:span>) </text:p>
            </text:list-item>
            <text:list-item>
              <text:p text:style-name="P28">2টা coat wearing (<text:span text:style-name="Strong_20_Emphasis">CL</text:span>) </text:p>
            </text:list-item>
          </text:list>
        </text:list-item>
      </text:list>
      <text:h text:style-name="Heading_20_3" text:outline-level="3"><text:soft-page-break/>ST / MT / LT কী?</text:h>
      <text:p text:style-name="Text_20_body">Paper train-set size তিনভাবে নেয়:</text:p>
      <text:list text:style-name="L15">
        <text:list-item>
          <text:p text:style-name="P31"><text:span text:style-name="Strong_20_Emphasis">ST</text:span> = small sample </text:p>
        </text:list-item>
        <text:list-item>
          <text:p text:style-name="P31"><text:span text:style-name="Strong_20_Emphasis">MT</text:span> = medium sample </text:p>
        </text:list-item>
        <text:list-item>
          <text:p text:style-name="P30"><text:span text:style-name="Strong_20_Emphasis">LT</text:span> = large sample </text:p>
        </text:list-item>
      </text:list>
      <text:h text:style-name="Heading_20_3" text:outline-level="3">Gallery আর Probe কী?</text:h>
      <text:p text:style-name="Text_20_body">এটা আপনি আগেও confusing বলেছিলেন, তাই খুব সহজ করে বলি।</text:p>
      <text:list text:style-name="L16">
        <text:list-item>
          <text:p text:style-name="P33"><text:span text:style-name="Strong_20_Emphasis">Gallery</text:span> = reference set, যাদের identity জানা আছে </text:p>
        </text:list-item>
        <text:list-item>
          <text:p text:style-name="P32"><text:span text:style-name="Strong_20_Emphasis">Probe</text:span> = test set, যাকে identify করতে হবে </text:p>
        </text:list-item>
      </text:list>
      <text:p text:style-name="Text_20_body">Paper-এ NM#1-4 gallery হিসেবে, আর NM#5-6 / BG#1-2 / CL#1-2 probe হিসেবে ব্যবহার করেছে। </text:p>
      <text:h text:style-name="Heading_20_3" text:outline-level="3">ছোট analogy</text:h>
      <text:p text:style-name="Text_20_body">School attendance register ভাবুন:</text:p>
      <text:list text:style-name="L17">
        <text:list-item>
          <text:p text:style-name="P35">Gallery = আগে থেকে রাখা known student records </text:p>
        </text:list-item>
        <text:list-item>
          <text:p text:style-name="P34">Probe = নতুন একটা clip, “এটা কার?” </text:p>
        </text:list-item>
      </text:list>
      <text:p text:style-name="Text_20_body">Model probe-কে gallery-এর কার সাথে closest সেটা দেখে identity predict করে।</text:p>
      <text:p text:style-name="Horizontal_20_Line"/>
      <text:h text:style-name="Heading_20_2" text:outline-level="2">১৩) Result কী এসেছে? — সবচেয়ে important অংশ</text:h>
      <text:h text:style-name="Heading_20_3" text:outline-level="3">Skeleton-based model-এর সাথে comparison</text:h>
      <text:p text:style-name="Text_20_body">Paper-এর Table 2 অনুযায়ী, <text:span text:style-name="Strong_20_Emphasis">LT setting</text:span>-এ Gait-TR mean Rank-1 accuracy:</text:p>
      <text:list text:style-name="L18">
        <text:list-item>
          <text:p text:style-name="P37"><text:span text:style-name="Strong_20_Emphasis">NM:</text:span> 96.0 </text:p>
        </text:list-item>
        <text:list-item>
          <text:p text:style-name="P37"><text:span text:style-name="Strong_20_Emphasis">BG:</text:span> 91.3 </text:p>
        </text:list-item>
        <text:list-item>
          <text:p text:style-name="P36"><text:span text:style-name="Strong_20_Emphasis">CL:</text:span> 90.0 </text:p>
        </text:list-item>
      </text:list>
      <text:p text:style-name="Text_20_body">এবং paper বলছে:</text:p>
      <text:list text:style-name="L19">
        <text:list-item>
          <text:p text:style-name="P39">CL condition-এ Gait-TR, GaitGraph-এর চেয়ে <text:span text:style-name="Strong_20_Emphasis">23.7% বেশি</text:span> </text:p>
        </text:list-item>
        <text:list-item>
          <text:p text:style-name="P39">MT setting-এ Gait-D-এর চেয়ে BG আর CL-এ বড় improvement </text:p>
        </text:list-item>
        <text:list-item>
          <text:p text:style-name="P38">ST setting-এও তারা result report করেছে, কিন্তু performance তুলনামূলক কম। </text:p>
        </text:list-item>
      </text:list>
      <text:h text:style-name="Heading_20_3" text:outline-level="3">এর মানে কী?</text:h>
      <text:p text:style-name="Text_20_body">Normal walking-এ ভালো score পাওয়া impressive, কিন্তু <text:span text:style-name="Strong_20_Emphasis">coat পরে হাঁটার সময়ও 90%</text:span> পাওয়া অনেক meaningful।<text:line-break/>কারণ coat body shape distort করে—তাই gait recognition-এর জন্য এটা tough case।</text:p>
      <text:p text:style-name="Horizontal_20_Line"/>
      <text:h text:style-name="Heading_20_2" text:outline-level="2"><text:soft-page-break/>১৪) Silhouette-based model-এর সাথেও compare করেছে?</text:h>
      <text:p text:style-name="Text_20_body">হ্যাঁ। Table 3-এ GaitSet, MT3D, Vi-GaitGL-এর সাথে compare করেছে। </text:p>
      <text:h text:style-name="Heading_20_3" text:outline-level="3">সবচেয়ে interesting ফল</text:h>
      <text:p text:style-name="Text_20_body"><text:span text:style-name="Strong_20_Emphasis">LT, CL condition-এ:</text:span></text:p>
      <text:list text:style-name="L20">
        <text:list-item>
          <text:p text:style-name="P41">Gait-TR = <text:span text:style-name="Strong_20_Emphasis">90.0</text:span> </text:p>
        </text:list-item>
        <text:list-item>
          <text:p text:style-name="P41">Vi-GaitGL = <text:span text:style-name="Strong_20_Emphasis">87.2</text:span> </text:p>
        </text:list-item>
        <text:list-item>
          <text:p text:style-name="P41">MT3D = <text:span text:style-name="Strong_20_Emphasis">81.5</text:span> </text:p>
        </text:list-item>
        <text:list-item>
          <text:p text:style-name="P40">GaitSet = <text:span text:style-name="Strong_20_Emphasis">70.3</text:span> </text:p>
        </text:list-item>
      </text:list>
      <text:h text:style-name="Heading_20_3" text:outline-level="3">এর মানে</text:h>
      <text:p text:style-name="Text_20_body">Coat case-এ এই skeleton-based model <text:span text:style-name="Strong_20_Emphasis">best silhouette-based model-এর চেয়েও ভালো</text:span> করেছে।<text:line-break/>এটা paper-এর সবচেয়ে strong selling point।</text:p>
      <text:h text:style-name="Heading_20_3" text:outline-level="3">কিন্তু সব জায়গায় best?</text:h>
      <text:p text:style-name="Text_20_body">না।<text:line-break/>NM এবং BG condition-এ silhouette-based best models-এর সাথে performance খুব close, কিন্তু সবসময় beat করে না।<text:line-break/>আর ST setting-এ Gait-TR-এর drop বেশি—মানে <text:span text:style-name="Strong_20_Emphasis">কম data-তে modelটা তত strong না</text:span>। </text:p>
      <text:p text:style-name="Horizontal_20_Line"/>
      <text:h text:style-name="Heading_20_2" text:outline-level="2">১৫) GCN-এর চেয়ে transformer আসলেই ভালো?</text:h>
      <text:p text:style-name="Text_20_body">Paper Table 5-এ Gait-TR বনাম Gait-GCN compare করেছে।<text:line-break/>Result:</text:p>
      <text:list text:style-name="L21">
        <text:list-item>
          <text:p text:style-name="P43">Gait-TR: NM 96.0, BG 91.3, CL 90.0 </text:p>
        </text:list-item>
        <text:list-item>
          <text:p text:style-name="P42">Gait-GCN: NM 94.5, BG 88.8, CL 87.1 </text:p>
        </text:list-item>
      </text:list>
      <text:p text:style-name="Text_20_body">Paper-এর conclusion:<text:line-break/><text:span text:style-name="Strong_20_Emphasis">Spatial Transformer, GCN-এর চেয়ে 2–3% ভালো</text:span>, speed প্রায় similar। </text:p>
      <text:h text:style-name="Heading_20_3" text:outline-level="3">Beginner takeaway</text:h>
      <text:p text:style-name="Text_20_body">এই paper-এর সবচেয়ে বড় scientific message:<text:line-break/><text:span text:style-name="Strong_20_Emphasis">“Skeleton joint relation ধরার জন্য attention-based transformer fixed graph convolution-এর চেয়ে better হতে পারে.”</text:span></text:p>
      <text:p text:style-name="Horizontal_20_Line"/>
      <text:h text:style-name="Heading_20_2" text:outline-level="2"><text:soft-page-break/>১৬) Small model version-ও দেখিয়েছে</text:h>
      <text:p text:style-name="Text_20_body">ওরা একটা ছোট version বানিয়েছে: <text:span text:style-name="Strong_20_Emphasis">Gait-TR-s</text:span><text:line-break/>এখানে last TCN+ST block বাদ দিয়েছে। </text:p>
      <text:p text:style-name="Text_20_body">Result:</text:p>
      <text:list text:style-name="L22">
        <text:list-item>
          <text:p text:style-name="P45">Accuracy Gait-TR থেকে <text:span text:style-name="Strong_20_Emphasis">4–5% কম</text:span> </text:p>
        </text:list-item>
        <text:list-item>
          <text:p text:style-name="P45">কিন্তু parameter আর FLOPs অনেক কম </text:p>
          <text:list>
            <text:list-item>
              <text:p text:style-name="P45">Gait-TR-s: <text:span text:style-name="Strong_20_Emphasis">0.16M params, 0.29G FLOPs</text:span> </text:p>
            </text:list-item>
            <text:list-item>
              <text:p text:style-name="P44">Gait-TR: <text:span text:style-name="Strong_20_Emphasis">0.51M params, 0.98G FLOPs</text:span> </text:p>
            </text:list-item>
          </text:list>
        </text:list-item>
      </text:list>
      <text:h text:style-name="Heading_20_3" text:outline-level="3">এর মানে কী?</text:h>
      <text:p text:style-name="Text_20_body">আপনি যদি deployment / speed নিয়ে ভাবেন, ছোট model useful হতে পারে।<text:line-break/>অর্থাৎ paper শুধু “accuracy” না, “practicality”ও চিন্তা করেছে।</text:p>
      <text:p text:style-name="Horizontal_20_Line"/>
      <text:h text:style-name="Heading_20_2" text:outline-level="2">১৭) Limited frame experiment কেন important?</text:h>
      <text:p text:style-name="Text_20_body">Figure 3 আর Table 4-এর পাশে paper দেখিয়েছে, frame কমে গেলে accuracy sharp ভাবে drop করে, বিশেষ করে sequence length <text:span text:style-name="Strong_20_Emphasis">50-এর নিচে</text:span> এলে। Paper বলছে common gait cycle প্রায় 25 frame, আর ভালো performance-এর জন্য model-এর প্রায় <text:span text:style-name="Strong_20_Emphasis">দুই gait cycle</text:span> সমান তথ্য দরকার। CL condition-এ 80%+ accuracy পেতে <text:span text:style-name="Strong_20_Emphasis">40-এর বেশি frame</text:span> দরকার। </text:p>
      <text:h text:style-name="Heading_20_3" text:outline-level="3">সহজ ভাষায়</text:h>
      <text:p text:style-name="Text_20_body">Modelটা short clip-এ খুব comfortable না।</text:p>
      <text:h text:style-name="Heading_20_3" text:outline-level="3">Real-life test case</text:h>
      <text:list text:style-name="L23">
        <text:list-item>
          <text:p text:style-name="P47">যদি আপনার কাছে 60-frame walking clip থাকে → model ভালো করতে পারে </text:p>
        </text:list-item>
        <text:list-item>
          <text:p text:style-name="P46">যদি শুধু 15–20 frame থাকে → important gait rhythm missing হতে পারে </text:p>
        </text:list-item>
      </text:list>
      <text:p text:style-name="Text_20_body">এটা real-world deployment-এর জন্য খুব important limitation।</text:p>
      <text:p text:style-name="Horizontal_20_Line"/>
      <text:h text:style-name="Heading_20_2" text:outline-level="2">১৮) এই paper-এর strength কী?</text:h>
      <text:p text:style-name="Text_20_body">আমি beginner দৃষ্টিকোণ থেকে বলি:</text:p>
      <text:h text:style-name="Heading_20_3" text:outline-level="3">Strength 1: Problem meaningful</text:h>
      <text:p text:style-name="Text_20_body">Skeleton-based gait recognition practical হতে পারে, কারণ silhouette extraction অনেক সময় heavy ও slow। Paper-এ এটাও discuss করা হয়েছে। </text:p>
      <text:h text:style-name="Heading_20_3" text:outline-level="3"><text:soft-page-break/>Strength 2: Idea clean</text:h>
      <text:p text:style-name="Text_20_body">Spatial relation-এর জন্য transformer, temporal relation-এর জন্য TCN — idea পরিষ্কার।</text:p>
      <text:h text:style-name="Heading_20_3" text:outline-level="3">Strength 3: Coat case-এ খুব strong</text:h>
      <text:p text:style-name="Text_20_body">Real world-এ cloth variation বড় সমস্যা। সেই জায়গায় paper-এর performance impressive। </text:p>
      <text:h text:style-name="Heading_20_3" text:outline-level="3">Strength 4: Ablation-style comparison আছে</text:h>
      <text:p text:style-name="Text_20_body">GCN vs Transformer, full model vs small model, limited frames—এসব compare করেছে।<text:line-break/>এতে paper বেশি convincing লাগে। </text:p>
      <text:p text:style-name="Horizontal_20_Line"/>
      <text:h text:style-name="Heading_20_2" text:outline-level="2">১৯) এই paper-এর limitation কী?</text:h>
      <text:p text:style-name="Text_20_body">Paper নিজেই indirect ভাবে কিছু limitation দেখিয়েছে:</text:p>
      <text:h text:style-name="Heading_20_3" text:outline-level="3">Limitation 1: বেশি data দরকার</text:h>
      <text:p text:style-name="Text_20_body">ST setting-এ performance clearly কমে গেছে। মানে কম training subject থাকলে model দুর্বল হয়। </text:p>
      <text:h text:style-name="Heading_20_3" text:outline-level="3">Limitation 2: Long sequence দরকার</text:h>
      <text:p text:style-name="Text_20_body">Short frame-এ accuracy drop. Real-world surveillance-এ এটা challenge হতে পারে। </text:p>
      <text:h text:style-name="Heading_20_3" text:outline-level="3">Limitation 3: Pose estimator-এর quality matter করে</text:h>
      <text:p text:style-name="Text_20_body">Skeleton-based model, তাই pose estimation খারাপ হলে downstream accuracy-ও খারাপ হতে পারে। Paper-এ better pose estimator beneficial বলা হয়েছে। </text:p>
      <text:h text:style-name="Heading_20_3" text:outline-level="3">Limitation 4: Temporal module simple</text:h>
      <text:p text:style-name="Text_20_body">Paper-এর শেষে ইঙ্গিত দিয়েছে, TCN-এর চেয়ে better temporal extractor future work হতে পারে। </text:p>
      <text:p text:style-name="Horizontal_20_Line"/>
      <text:h text:style-name="Heading_20_2" text:outline-level="2">২০) আপনি exam / viva style এ কীভাবে বলবেন?</text:h>
      <text:p text:style-name="Text_20_body">এভাবে বলতে পারেন:</text:p>
      <text:p text:style-name="Quotations">“এই paper-এ authors skeleton-based gait recognition-এর জন্য Gait-TR নামে একটি model propose করেছে, যেখানে spatial feature extraction-এর জন্য spatial transformer আর temporal feature extraction-এর জন্য TCN ব্যবহার করা হয়েছে। Model joint, bone, velocity feature ব্যবহার করে 128-dimensional gait embedding তৈরি করে এবং Euclidean distance দিয়ে matching করে। CASIA-B dataset-এ modelটি বিশেষ করে coat condition-এ খুব ভালো result দিয়েছে এবং কিছু setting-এ silhouette-based method-এর চেয়েও ভালো করেছে। Paper-এর core message হলো transformer-based spatial modeling skeleton gait recognition-এ GCN-এর চেয়ে effective হতে পারে।” </text:p>
      <text:p text:style-name="Horizontal_20_Line"><text:soft-page-break/></text:p>
      <text:h text:style-name="Heading_20_2" text:outline-level="2">২১) একদম noob-friendly “memory hook”</text:h>
      <text:p text:style-name="Text_20_body">এই paper-টা মনে রাখার সবচেয়ে সহজ formula:</text:p>
      <text:p text:style-name="Text_20_body"><text:span text:style-name="Strong_20_Emphasis">Video → Skeleton → Joint/Bone/Velocity → Transformer দেখে body-part relation → TCN দেখে time pattern → Embedding → Distance match</text:span></text:p>
      <text:p text:style-name="Text_20_body">এটাই পুরো paper-এর soul। </text:p>
      <text:p text:style-name="Horizontal_20_Line"/>
      <text:h text:style-name="Heading_20_2" text:outline-level="2">২২) শেষ কথা: এই paper থেকে আপনার কী শেখা উচিত?</text:h>
      <text:p text:style-name="Text_20_body">আপনি যদি gait recognition শিখেন, এই paper থেকে ৫টা জিনিস মাথায় রাখবেন:</text:p>
      <text:list text:style-name="L24">
        <text:list-item>
          <text:p text:style-name="P49"><text:span text:style-name="Strong_20_Emphasis">Input representation matters</text:span> — raw pose ছাড়াও bone, velocity helpful </text:p>
        </text:list-item>
        <text:list-item>
          <text:p text:style-name="P49"><text:span text:style-name="Strong_20_Emphasis">Spatial + temporal দুটোই দরকার</text:span> </text:p>
        </text:list-item>
        <text:list-item>
          <text:p text:style-name="P49"><text:span text:style-name="Strong_20_Emphasis">Transformer শুধু NLP-এর জিনিস না</text:span>, skeleton relation model করতেও কাজ করে </text:p>
        </text:list-item>
        <text:list-item>
          <text:p text:style-name="P49"><text:span text:style-name="Strong_20_Emphasis">Robustness শুধু normal accuracy না</text:span> — coat, bag, view change-এ model কেমন করে, সেটাই বড় কথা </text:p>
        </text:list-item>
        <text:list-item>
          <text:p text:style-name="P48"><text:span text:style-name="Strong_20_Emphasis">Practical deployment চিন্তা করতে হলে speed, params, frame length—সব important</text:span> </text:p>
        </text:list-item>
      </text:list>
      <text:p text:style-name="Text_20_body">চাইলে next message-এ আমি এই paper-টা আরও সহজভাবে <text:span text:style-name="Strong_20_Emphasis">diagram এঁকে</text:span>, বা <text:span text:style-name="Strong_20_Emphasis">line-by-line section breakdown</text:span> করে, বা <text:span text:style-name="Strong_20_Emphasis">“gallery/probe/rank-1/embedding/triplet loss” আলাদা করে</text:span> বুঝিয়ে দিতে পারি।</text:p>
      <text:p text:style-name="Text_20_body">অবশ্যই। আপনি যেই জায়গায় confused, সেটা আসলে <text:span text:style-name="Strong_20_Emphasis">খুব common confusion</text:span>।<text:line-break/>বিশেষ করে <text:span text:style-name="Strong_20_Emphasis">metric learning / triplet loss / gait recognition</text:span>-এ এই confusion আরও বেশি হয়।</text:p>
      <text:p text:style-name="Text_20_body">আমি একদম basic থেকে ধরছি, তারপর <text:span text:style-name="Strong_20_Emphasis">এই paper (Gait-TR)</text:span>-এর training flow-এ নিয়ে যাব। </text:p>
      <text:p text:style-name="Horizontal_20_Line"/>
      <text:h text:style-name="Heading_20_1" text:outline-level="1">১) আগে ৩টা জিনিস আলাদা করি</text:h>
      <text:p text:style-name="Text_20_body">অনেক সময় আমরা এগুলো গুলিয়ে ফেলি:</text:p>
      <text:h text:style-name="Heading_20_3" text:outline-level="3">১. Training</text:h>
      <text:p text:style-name="Text_20_body">এখানে model <text:span text:style-name="Strong_20_Emphasis">শিখে</text:span>।<text:line-break/>এখানে:</text:p>
      <text:list text:style-name="L25">
        <text:list-item>
          <text:p text:style-name="P51">data model-এ যায় </text:p>
        </text:list-item>
        <text:list-item>
          <text:p text:style-name="P51">output বের হয় </text:p>
        </text:list-item>
        <text:list-item>
          <text:p text:style-name="P51">loss হিসাব হয় </text:p>
        </text:list-item>
        <text:list-item>
          <text:p text:style-name="P51"><text:soft-page-break/><text:span text:style-name="Strong_20_Emphasis">backpropagation হয়</text:span> </text:p>
        </text:list-item>
        <text:list-item>
          <text:p text:style-name="P50">weight update হয় </text:p>
        </text:list-item>
      </text:list>
      <text:h text:style-name="Heading_20_3" text:outline-level="3">২. Validation</text:h>
      <text:p text:style-name="Text_20_body">এখানে model <text:span text:style-name="Strong_20_Emphasis">শিখে না</text:span>, শুধু <text:span text:style-name="Strong_20_Emphasis">কেমন শিখছে সেটা দেখা হয়</text:span>।<text:line-break/>এখানে:</text:p>
      <text:list text:style-name="L26">
        <text:list-item>
          <text:p text:style-name="P53">data model-এ যায় </text:p>
        </text:list-item>
        <text:list-item>
          <text:p text:style-name="P53">output বের হয় </text:p>
        </text:list-item>
        <text:list-item>
          <text:p text:style-name="P53">loss/accuracy দেখা যেতে পারে </text:p>
        </text:list-item>
        <text:list-item>
          <text:p text:style-name="P53"><text:span text:style-name="Strong_20_Emphasis">কিন্তু backprop হয় না</text:span> </text:p>
        </text:list-item>
        <text:list-item>
          <text:p text:style-name="P52"><text:span text:style-name="Strong_20_Emphasis">weight update হয় না</text:span> </text:p>
        </text:list-item>
      </text:list>
      <text:h text:style-name="Heading_20_3" text:outline-level="3">৩. Test / Inference</text:h>
      <text:p text:style-name="Text_20_body">এখানে final performance দেখা হয়।<text:line-break/>এখানেও:</text:p>
      <text:list text:style-name="L27">
        <text:list-item>
          <text:p text:style-name="P55">output বের হয় </text:p>
        </text:list-item>
        <text:list-item>
          <text:p text:style-name="P55">compare করা হয় </text:p>
        </text:list-item>
        <text:list-item>
          <text:p text:style-name="P54"><text:span text:style-name="Strong_20_Emphasis">কিন্তু learning হয় না</text:span> </text:p>
        </text:list-item>
      </text:list>
      <text:p text:style-name="Horizontal_20_Line"/>
      <text:h text:style-name="Heading_20_1" text:outline-level="1">২) একদম basic training process টা মনে করি</text:h>
      <text:p text:style-name="Text_20_body">একটা model training-এর loop সাধারণত এমন:</text:p>
      <text:h text:style-name="Heading_20_2" text:outline-level="2">Step A: Batch data নিলাম</text:h>
      <text:p text:style-name="Text_20_body">ধরুন batch-এ 32টা sample নিলাম।</text:p>
      <text:h text:style-name="Heading_20_2" text:outline-level="2">Step B: Forward pass</text:h>
      <text:p text:style-name="Text_20_body">এই 32টা sample model-এর ভিতর দিয়ে গেল।</text:p>
      <text:h text:style-name="Heading_20_2" text:outline-level="2">Step C: Loss বের করলাম</text:h>
      <text:p text:style-name="Text_20_body">model prediction আর target compare করে loss বের হলো।</text:p>
      <text:h text:style-name="Heading_20_2" text:outline-level="2">Step D: Backpropagation</text:h>
      <text:p text:style-name="Text_20_body">loss থেকে gradient বের হলো।</text:p>
      <text:h text:style-name="Heading_20_2" text:outline-level="2"><text:soft-page-break/>Step E: Optimizer step</text:h>
      <text:p text:style-name="Text_20_body">gradient দেখে weight update হলো।</text:p>
      <text:h text:style-name="Heading_20_2" text:outline-level="2">Step F: Next batch</text:h>
      <text:p text:style-name="Text_20_body">আবার নতুন batch।</text:p>
      <text:p text:style-name="Horizontal_20_Line"/>
      <text:h text:style-name="Heading_20_1" text:outline-level="1">৩) এখন আপনার main confusion: “এক subject-এর সাথে অন্য subject-এর data কেন যায়?”</text:h>
      <text:p text:style-name="Text_20_body">এখানে আসল twist হলো:</text:p>
      <text:p text:style-name="Text_20_body">সব training একই রকম না।</text:p>
      <text:h text:style-name="Heading_20_2" text:outline-level="2">Classification training হলে</text:h>
      <text:p text:style-name="Text_20_body">ধরুন আপনি normal softmax classification করছেন।<text:line-break/>তখন batch-এ অনেক subject মেশানো থাকতে পারে, কিন্তু goal হলো correct class predict করা।</text:p>
      <text:h text:style-name="Heading_20_2" text:outline-level="2">Metric learning / Triplet loss হলে</text:h>
      <text:p text:style-name="Text_20_body">এখানে model-কে শুধু class label শেখানো হয় না, বরং শেখানো হয়:</text:p>
      <text:list text:style-name="L28">
        <text:list-item>
          <text:p text:style-name="P57"><text:span text:style-name="Strong_20_Emphasis">same subject যেন কাছে থাকে</text:span> </text:p>
        </text:list-item>
        <text:list-item>
          <text:p text:style-name="P56"><text:span text:style-name="Strong_20_Emphasis">different subject যেন দূরে থাকে</text:span> </text:p>
        </text:list-item>
      </text:list>
      <text:p text:style-name="Text_20_body">এই paper-এ <text:span text:style-name="Strong_20_Emphasis">batch-hard triplet loss</text:span> ব্যবহার করা হয়েছে। </text:p>
      <text:p text:style-name="Text_20_body">তাই এখানে <text:span text:style-name="Strong_20_Emphasis">এক batch-এ multiple subject থাকা দরকার</text:span>।<text:line-break/>এটা validation না।<text:line-break/>এটা <text:span text:style-name="Strong_20_Emphasis">training-এর অংশ</text:span>।</text:p>
      <text:p text:style-name="Horizontal_20_Line"/>
      <text:h text:style-name="Heading_20_1" text:outline-level="1">৪) Triplet loss একদম noob-friendly করে</text:h>
      <text:p text:style-name="Text_20_body">একটা triplet-এ ৩টা জিনিস থাকে:</text:p>
      <text:list text:style-name="L29">
        <text:list-item>
          <text:p text:style-name="P59"><text:span text:style-name="Strong_20_Emphasis">Anchor</text:span> = main sample </text:p>
        </text:list-item>
        <text:list-item>
          <text:p text:style-name="P59"><text:span text:style-name="Strong_20_Emphasis">Positive</text:span> = একই subject-এর আরেক sample </text:p>
        </text:list-item>
        <text:list-item>
          <text:p text:style-name="P58"><text:soft-page-break/><text:span text:style-name="Strong_20_Emphasis">Negative</text:span> = অন্য subject-এর sample </text:p>
        </text:list-item>
      </text:list>
      <text:p text:style-name="Text_20_body">Paper-এও এটা বলা আছে: anchor, positive, negative দিয়ে triplet loss define করা হয়েছে; আর batch-hard setting-এ hardest positive আর hardest negative বেছে নেওয়া হয়। </text:p>
      <text:h text:style-name="Heading_20_2" text:outline-level="2">Analogy</text:h>
      <text:p text:style-name="Text_20_body">ধরুন school-এ ৩ জন ছাত্র:</text:p>
      <text:list text:style-name="L30">
        <text:list-item>
          <text:p text:style-name="P61">Rahim-এর walking clip 1 = anchor </text:p>
        </text:list-item>
        <text:list-item>
          <text:p text:style-name="P61">Rahim-এর walking clip 2 = positive </text:p>
        </text:list-item>
        <text:list-item>
          <text:p text:style-name="P60">Karim-এর walking clip = negative </text:p>
        </text:list-item>
      </text:list>
      <text:p text:style-name="Text_20_body">Model-কে বলা হচ্ছে:</text:p>
      <text:p text:style-name="Quotations">“Rahim-কে Rahim-এর কাছাকাছি রাখো, Karim-এর কাছ থেকে দূরে রাখো।”</text:p>
      <text:p text:style-name="Text_20_body">এই কারণেই <text:span text:style-name="Strong_20_Emphasis">অন্য subject-এর data দরকার</text:span>।</text:p>
      <text:p text:style-name="Horizontal_20_Line"/>
      <text:h text:style-name="Heading_20_1" text:outline-level="1">৫) তাই “onno subject er data pathানো” মানে validation না</text:h>
      <text:p text:style-name="Text_20_body">এখানে সবচেয়ে important line:</text:p>
      <text:h text:style-name="Heading_20_2" text:outline-level="2">Training batch-এ অন্য subject আসতে পারে ২টা কারণে:</text:h>
      <text:h text:style-name="Heading_20_3" text:outline-level="3">ক) Negative sample বানাতে</text:h>
      <text:p text:style-name="Text_20_body">Triplet loss-এর জন্য different identity দরকার।</text:p>
      <text:h text:style-name="Heading_20_3" text:outline-level="3">খ) Batch-hard mining করতে</text:h>
      <text:p text:style-name="Text_20_body">কোন negative সবচেয়ে confusing, সেটা batch-এর অন্য subject গুলো থেকেই বের করা হয়। </text:p>
      <text:p text:style-name="Text_20_body">অর্থাৎ:</text:p>
      <text:p text:style-name="Text_20_body"><text:span text:style-name="Strong_20_Emphasis">অন্য subject-এর data training-এ আসছে = validation না</text:span><text:line-break/>বরং <text:span text:style-name="Strong_20_Emphasis">loss compute করার জন্য training batch-এর অংশ</text:span>।</text:p>
      <text:p text:style-name="Horizontal_20_Line"/>
      <text:h text:style-name="Heading_20_1" text:outline-level="1"><text:soft-page-break/>৬) এখন Gait-TR paper-এ training-এর সময় data flow কেমন?</text:h>
      <text:p text:style-name="Text_20_body">এখন paper-specific flow বলি।</text:p>
      <text:p text:style-name="Text_20_body">Paper-এর pipeline roughly এমন:<text:line-break/><text:span text:style-name="Strong_20_Emphasis">Raw video → pose estimator → skeleton sequence → feature preprocessing → Gait-TR → embedding → loss → backprop</text:span>. </text:p>
      <text:p text:style-name="Text_20_body">এখন একে খুলে বলি।</text:p>
      <text:p text:style-name="Horizontal_20_Line"/>
      <text:h text:style-name="Heading_20_2" text:outline-level="2">Step 1: Raw video থেকে skeleton বের করা</text:h>
      <text:p text:style-name="Text_20_body">Paper-এ প্রথমে <text:span text:style-name="Emphasis">SimDR-HRNet</text:span>* দিয়ে 2D human pose estimation করা হয়।<text:line-break/>মানে raw video frame থেকে 17টা joint coordinate বের করা হয়। </text:p>
      <text:p text:style-name="Text_20_body">অর্থাৎ training-এর সময় Gait-TR সরাসরি raw RGB video না-ও পেতে পারে; আগে pose estimator skeleton বের করে দেয়, তারপর skeleton-based model কাজ করে।</text:p>
      <text:p text:style-name="Horizontal_20_Line"/>
      <text:h text:style-name="Heading_20_2" text:outline-level="2">Step 2: Training phase-এ continuous sequence কাটা হয়</text:h>
      <text:p text:style-name="Text_20_body">Paper-এ বলা আছে:</text:p>
      <text:list text:style-name="L31">
        <text:list-item>
          <text:p text:style-name="P63"><text:span text:style-name="Strong_20_Emphasis">training phase-এ</text:span> total skeleton sequence থেকে <text:span text:style-name="Strong_20_Emphasis">random continuous sequence</text:span> নেওয়া হয় </text:p>
        </text:list-item>
        <text:list-item>
          <text:p text:style-name="P62"><text:span text:style-name="Strong_20_Emphasis">testing phase-এ</text:span> total skeleton sequence ব্যবহার করা হয় </text:p>
        </text:list-item>
      </text:list>
      <text:p text:style-name="Text_20_body">মানে training-এর সময় model-কে fixed-size clip দেওয়া হয়।</text:p>
      <text:p text:style-name="Horizontal_20_Line"/>
      <text:h text:style-name="Heading_20_2" text:outline-level="2">Step 3: Feature বানানো হয়</text:h>
      <text:p text:style-name="Text_20_body">Paper শুধু raw joint না, আরও feature বানায়:</text:p>
      <text:list text:style-name="L32">
        <text:list-item>
          <text:p text:style-name="P65">joint coordinates </text:p>
        </text:list-item>
        <text:list-item>
          <text:p text:style-name="P65">nose-relative joint coordinates </text:p>
        </text:list-item>
        <text:list-item>
          <text:p text:style-name="P65">velocity (1st order difference) </text:p>
        </text:list-item>
        <text:list-item>
          <text:p text:style-name="P65">velocity (2nd order difference) </text:p>
        </text:list-item>
        <text:list-item>
          <text:p text:style-name="P64">bone feature </text:p>
        </text:list-item>
      </text:list>
      <text:p text:style-name="Text_20_body">এগুলো concatenate করে model input বানানো হয়।</text:p>
      <text:h text:style-name="Heading_20_3" text:outline-level="3"><text:soft-page-break/>সহজভাবে</text:h>
      <text:p text:style-name="Text_20_body">মানে model-কে শুধু “হাঁটুর জায়গা কোথায়” এটা না,<text:line-break/>বরং “হাঁটু কীভাবে নড়ছে”, “joint-gulor relative relation কী”—এসবও দেওয়া হয়।</text:p>
      <text:p text:style-name="Horizontal_20_Line"/>
      <text:h text:style-name="Heading_20_2" text:outline-level="2">Step 4: Input shape</text:h>
      <text:p text:style-name="Text_20_body">Table 1-এ input shape দেওয়া আছে <text:span text:style-name="Strong_20_Emphasis">10 × 60 × 17</text:span>. </text:p>
      <text:p text:style-name="Text_20_body">এটা beginner-friendly ভাবে বললে:</text:p>
      <text:list text:style-name="L33">
        <text:list-item>
          <text:p text:style-name="P67"><text:span text:style-name="Strong_20_Emphasis">60</text:span> = 60 frame </text:p>
        </text:list-item>
        <text:list-item>
          <text:p text:style-name="P67"><text:span text:style-name="Strong_20_Emphasis">17</text:span> = 17 joint </text:p>
        </text:list-item>
        <text:list-item>
          <text:p text:style-name="P66"><text:span text:style-name="Strong_20_Emphasis">10</text:span> = বিভিন্ন feature channel মিলিয়ে </text:p>
        </text:list-item>
      </text:list>
      <text:p text:style-name="Text_20_body">অর্থাৎ এক batch-এর একেকটা sample হলো:<text:line-break/><text:span text:style-name="Strong_20_Emphasis">একজনের 60-frame skeleton clip</text:span>।</text:p>
      <text:p text:style-name="Horizontal_20_Line"/>
      <text:h text:style-name="Heading_20_1" text:outline-level="1">৭) Training batch paper-এ কেমন ছিল?</text:h>
      <text:p text:style-name="Text_20_body">Paper-এ training data batch size বলা আছে:</text:p>
      <text:p text:style-name="Text_20_body"><text:span text:style-name="Strong_20_Emphasis">(4, 64)</text:span><text:line-break/>মানে:</text:p>
      <text:list text:style-name="L34">
        <text:list-item>
          <text:p text:style-name="P69"><text:span text:style-name="Strong_20_Emphasis">4 persons</text:span> </text:p>
        </text:list-item>
        <text:list-item>
          <text:p text:style-name="P68">প্রতি person-এর <text:span text:style-name="Strong_20_Emphasis">64 gait sequences</text:span> </text:p>
        </text:list-item>
      </text:list>
      <text:p text:style-name="Text_20_body">অর্থাৎ total batch sample = <text:span text:style-name="Strong_20_Emphasis">4 × 64 = 256 sequence</text:span></text:p>
      <text:p text:style-name="Text_20_body">এটা খুব গুরুত্বপূর্ণ।</text:p>
      <text:p text:style-name="Horizontal_20_Line"/>
      <text:h text:style-name="Heading_20_1" text:outline-level="1">৮) এই (4,64) batch আসলে কেন?</text:h>
      <text:p text:style-name="Text_20_body">কারণ batch-hard triplet loss চালাতে হলে batch-এ:</text:p>
      <text:list text:style-name="L35">
        <text:list-item>
          <text:p text:style-name="P71">একই subject-এর একাধিক sample লাগবে → positive বানানোর জন্য </text:p>
        </text:list-item>
        <text:list-item>
          <text:p text:style-name="P70">অন্য subject-এর sample লাগবে → negative বানানোর জন্য </text:p>
        </text:list-item>
      </text:list>
      <text:p text:style-name="Text_20_body">তাই তারা smart batching করেছে।</text:p>
      <text:p text:style-name="Horizontal_20_Line"/>
      <text:h text:style-name="Heading_20_1" text:outline-level="1"><text:soft-page-break/>৯) Toy example দিয়ে পুরো batch বোঝাই</text:h>
      <text:p text:style-name="Text_20_body">ধরুন training batch-এ 4 জন subject নিল:</text:p>
      <text:list text:style-name="L36">
        <text:list-item>
          <text:p text:style-name="P73">Subject A → 64 clip </text:p>
        </text:list-item>
        <text:list-item>
          <text:p text:style-name="P73">Subject B → 64 clip </text:p>
        </text:list-item>
        <text:list-item>
          <text:p text:style-name="P73">Subject C → 64 clip </text:p>
        </text:list-item>
        <text:list-item>
          <text:p text:style-name="P72">Subject D → 64 clip </text:p>
        </text:list-item>
      </text:list>
      <text:p text:style-name="Text_20_body">এখন ধরুন A-এর একটা clip anchor।</text:p>
      <text:p text:style-name="Text_20_body">তাহলে:</text:p>
      <text:list text:style-name="L37">
        <text:list-item>
          <text:p text:style-name="P75"><text:span text:style-name="Strong_20_Emphasis">positive</text:span> = A-এর বাকি 63 clip-এর মধ্যে যেটা সবচেয়ে hard </text:p>
        </text:list-item>
        <text:list-item>
          <text:p text:style-name="P74"><text:span text:style-name="Strong_20_Emphasis">negative</text:span> = B/C/D-এর 192 clip-এর মধ্যে যেটা সবচেয়ে close/confusing </text:p>
        </text:list-item>
      </text:list>
      <text:p text:style-name="Text_20_body">এইটাকেই batch-hard triplet loss বলে।</text:p>
      <text:p text:style-name="Horizontal_20_Line"/>
      <text:h text:style-name="Heading_20_1" text:outline-level="1">১০) এখন এক iteration-এ কী হয়?</text:h>
      <text:p text:style-name="Text_20_body">এবার একদম step-by-step দেখি।</text:p>
      <text:h text:style-name="Heading_20_2" text:outline-level="2">Iteration start</text:h>
      <text:h text:style-name="Heading_20_3" text:outline-level="3">১. Batch sampler 4 subject বেছে নিল</text:h>
      <text:p text:style-name="Text_20_body">ধরি A, B, C, D।</text:p>
      <text:h text:style-name="Heading_20_3" text:outline-level="3">২. প্রতিজনের 64টা gait clip নিল</text:h>
      <text:p text:style-name="Text_20_body">মোট 256 sequence।</text:p>
      <text:h text:style-name="Heading_20_3" text:outline-level="3">৩. প্রতিটা clip-এর জন্য 60-frame skeleton chunk তৈরি হলো</text:h>
      <text:p text:style-name="Text_20_body">random continuous sequence নেওয়া হলো training phase-এ। </text:p>
      <text:h text:style-name="Heading_20_3" text:outline-level="3">৪. Feature বানানো হলো</text:h>
      <text:p text:style-name="Text_20_body">joint + relative joint + velocity + bone</text:p>
      <text:h text:style-name="Heading_20_3" text:outline-level="3">৫. এগুলো Gait-TR model-এ ঢুকল</text:h>
      <text:p text:style-name="Text_20_body">model embedding বের করল।</text:p>
      <text:h text:style-name="Heading_20_3" text:outline-level="3">৬. Triplet loss হিসাব হলো</text:h>
      <text:p text:style-name="Text_20_body">প্রতিটা anchor-এর জন্য:</text:p>
      <text:list text:style-name="L38">
        <text:list-item>
          <text:p text:style-name="P77"><text:soft-page-break/>hardest positive </text:p>
        </text:list-item>
        <text:list-item>
          <text:p text:style-name="P76">hardest negative </text:p>
        </text:list-item>
      </text:list>
      <text:h text:style-name="Heading_20_3" text:outline-level="3">৭. Backpropagation হলো</text:h>
      <text:p text:style-name="Text_20_body">loss থেকে gradient বের হলো।</text:p>
      <text:h text:style-name="Heading_20_3" text:outline-level="3">৮. Optimizer weight update করল</text:h>
      <text:p text:style-name="Text_20_body">Paper-এ Adam optimizer ব্যবহার করা হয়েছে। </text:p>
      <text:h text:style-name="Heading_20_3" text:outline-level="3">৯. Next batch</text:h>
      <text:p text:style-name="Text_20_body">আবার নতুন set of subjects / sequences।</text:p>
      <text:p text:style-name="Horizontal_20_Line"/>
      <text:h text:style-name="Heading_20_1" text:outline-level="1">১১) এখানে validation কোথায়?</text:h>
      <text:p text:style-name="Text_20_body">এখন আসল confusion clear করি।</text:p>
      <text:h text:style-name="Heading_20_2" text:outline-level="2">Backpropagation</text:h>
      <text:p text:style-name="Text_20_body">শুধু <text:span text:style-name="Strong_20_Emphasis">training batch</text:span>-এ হয়।</text:p>
      <text:h text:style-name="Heading_20_2" text:outline-level="2">Validation</text:h>
      <text:p text:style-name="Text_20_body">যদি আলাদা validation set রাখা হয়, তাহলে:</text:p>
      <text:list text:style-name="L39">
        <text:list-item>
          <text:p text:style-name="P79">data forward pass হয় </text:p>
        </text:list-item>
        <text:list-item>
          <text:p text:style-name="P79">performance দেখা হয় </text:p>
        </text:list-item>
        <text:list-item>
          <text:p text:style-name="P78"><text:span text:style-name="Strong_20_Emphasis">কিন্তু backprop হয় না</text:span> </text:p>
        </text:list-item>
      </text:list>
      <text:h text:style-name="Heading_20_3" text:outline-level="3">গুরুত্বপূর্ণ কথা</text:h>
      <text:p text:style-name="Text_20_body">এই paper-এ explicit ভাবে আলাদা validation split discuss করা হয়নি।<text:line-break/>Paper মূলত <text:span text:style-name="Strong_20_Emphasis">training setup</text:span> আর <text:span text:style-name="Strong_20_Emphasis">evaluation on CASIA-B</text:span> protocol বলেছে। </text:p>
      <text:p text:style-name="Text_20_body">তাই এই paper context-এ আপনি safest way-তে এভাবে ভাববেন:</text:p>
      <text:list text:style-name="L40">
        <text:list-item>
          <text:p text:style-name="P81"><text:span text:style-name="Strong_20_Emphasis">training subjects</text:span> দিয়ে model শেখানো হয়েছে </text:p>
        </text:list-item>
        <text:list-item>
          <text:p text:style-name="P81">পরে <text:span text:style-name="Strong_20_Emphasis">gallery/probe protocol</text:span> দিয়ে evaluate করা হয়েছে </text:p>
        </text:list-item>
        <text:list-item>
          <text:p text:style-name="P80">validation নিয়ে paper আলাদা detail দেয়নি </text:p>
        </text:list-item>
      </text:list>
      <text:p text:style-name="Horizontal_20_Line"/>
      <text:h text:style-name="Heading_20_1" text:outline-level="1"><text:soft-page-break/>১২) Gallery / Probe কি training-এর অংশ?</text:h>
      <text:p text:style-name="Text_20_body">না।</text:p>
      <text:p text:style-name="Text_20_body">Paper-এ বলা আছে inference phase-এ:</text:p>
      <text:list text:style-name="L41">
        <text:list-item>
          <text:p text:style-name="P83">NM#1-4 = gallery </text:p>
        </text:list-item>
        <text:list-item>
          <text:p text:style-name="P82">NM#5-6 / BG#1-2 / CL#1-2 = probe subsets </text:p>
        </text:list-item>
      </text:list>
      <text:p text:style-name="Text_20_body">এগুলো <text:span text:style-name="Strong_20_Emphasis">evaluation/test protocol</text:span>।</text:p>
      <text:h text:style-name="Heading_20_3" text:outline-level="3">মানে কী?</text:h>
      <text:p text:style-name="Text_20_body">Model training শেষ হওয়ার পরে:</text:p>
      <text:list text:style-name="L42">
        <text:list-item>
          <text:p text:style-name="P85">gallery embeddings store করা হয় </text:p>
        </text:list-item>
        <text:list-item>
          <text:p text:style-name="P85">probe embedding বের করা হয় </text:p>
        </text:list-item>
        <text:list-item>
          <text:p text:style-name="P84">Euclidean distance দিয়ে match করা হয় </text:p>
        </text:list-item>
      </text:list>
      <text:p text:style-name="Text_20_body">এখানে <text:span text:style-name="Strong_20_Emphasis">backpropagation হয় না</text:span>।</text:p>
      <text:p text:style-name="Horizontal_20_Line"/>
      <text:h text:style-name="Heading_20_1" text:outline-level="1">১৩) Training subject আর Test subject কি আলাদা?</text:h>
      <text:p text:style-name="Text_20_body">Paper-এ ST/MT/LT setting-এ প্রথম 24 / 62 / 74 subject train-set হিসেবে ব্যবহার করার কথা বলা হয়েছে। </text:p>
      <text:p text:style-name="Text_20_body">Beginner-friendly takeaway:</text:p>
      <text:list text:style-name="L43">
        <text:list-item>
          <text:p text:style-name="P87">কিছু subject দিয়ে model train হয় </text:p>
        </text:list-item>
        <text:list-item>
          <text:p text:style-name="P86">evaluation-এর সময় gallery/probe protocol-এ performance measure হয় </text:p>
        </text:list-item>
      </text:list>
      <text:p text:style-name="Text_20_body">এখানে key idea হলো:<text:line-break/><text:span text:style-name="Strong_20_Emphasis">train set আর evaluation protocol আলাদা জিনিস</text:span>।</text:p>
      <text:p text:style-name="Horizontal_20_Line"/>
      <text:h text:style-name="Heading_20_1" text:outline-level="1">১৪) “এক subject train, অন্য subject validation/backprop” — এটা আসলে কোন concept?</text:h>
      <text:p text:style-name="Text_20_body">আপনি সম্ভবত ৩টা আলাদা জিনিস mix করে ফেলছেন:</text:p>
      <text:h text:style-name="Heading_20_2" text:outline-level="2"><text:soft-page-break/>Case 1: Training batch-এ multiple subject</text:h>
      <text:p text:style-name="Text_20_body">এটা <text:span text:style-name="Strong_20_Emphasis">triplet loss-এর জন্য normal</text:span>।</text:p>
      <text:h text:style-name="Heading_20_2" text:outline-level="2">Case 2: Validation set-এ অন্য subject</text:h>
      <text:p text:style-name="Text_20_body">এটাও possible, কিন্তু সেখানে <text:span text:style-name="Strong_20_Emphasis">backprop হয় না</text:span>।</text:p>
      <text:h text:style-name="Heading_20_2" text:outline-level="2">Case 3: Gallery/probe-এ অন্য subject</text:h>
      <text:p text:style-name="Text_20_body">এটা <text:span text:style-name="Strong_20_Emphasis">evaluation</text:span>, training না।</text:p>
      <text:p text:style-name="Horizontal_20_Line"/>
      <text:h text:style-name="Heading_20_1" text:outline-level="1">১৫) খুব simple rule মনে রাখবেন</text:h>
      <text:p text:style-name="Text_20_body">এই ৩টা line মুখস্থ রাখলে আর confuse হবেন না:</text:p>
      <text:h text:style-name="Heading_20_3" text:outline-level="3">Rule 1</text:h>
      <text:p text:style-name="Text_20_body"><text:span text:style-name="Strong_20_Emphasis">Backpropagation only on training data</text:span></text:p>
      <text:h text:style-name="Heading_20_3" text:outline-level="3">Rule 2</text:h>
      <text:p text:style-name="Text_20_body"><text:span text:style-name="Strong_20_Emphasis">Validation data never updates model weights</text:span></text:p>
      <text:h text:style-name="Heading_20_3" text:outline-level="3">Rule 3</text:h>
      <text:p text:style-name="Text_20_body"><text:span text:style-name="Strong_20_Emphasis">Triplet loss training-এ same + different both subject দরকার</text:span></text:p>
      <text:p text:style-name="Horizontal_20_Line"/>
      <text:h text:style-name="Heading_20_1" text:outline-level="1">১৬) Gait-TR-এর architecture-এর ভিতরে data flow কেমন?</text:h>
      <text:p text:style-name="Text_20_body">Paper অনুযায়ী model block হলো repeated <text:span text:style-name="Strong_20_Emphasis">TCN + Spatial Transformer</text:span> blocks। শেষে average pooling আর FC layer দিয়ে 128-d embedding বানায়। </text:p>
      <text:p text:style-name="Text_20_body">অর্থাৎ:</text:p>
      <text:h text:style-name="Heading_20_2" text:outline-level="2">Input</text:h>
      <text:p text:style-name="Text_20_body">multi-channel skeleton sequence</text:p>
      <text:h text:style-name="Heading_20_2" text:outline-level="2">Spatial part</text:h>
      <text:p text:style-name="Text_20_body">একই frame-এর joints-এর relation শেখে</text:p>
      <text:h text:style-name="Heading_20_2" text:outline-level="2"><text:soft-page-break/>Temporal part</text:h>
      <text:p text:style-name="Text_20_body">time-এর সাথে motion শেখে</text:p>
      <text:h text:style-name="Heading_20_2" text:outline-level="2">Output</text:h>
      <text:p text:style-name="Text_20_body">128-d embedding</text:p>
      <text:h text:style-name="Heading_20_2" text:outline-level="2">Loss</text:h>
      <text:p text:style-name="Text_20_body">triplet loss</text:p>
      <text:h text:style-name="Heading_20_2" text:outline-level="2">Update</text:h>
      <text:p text:style-name="Text_20_body">backprop + Adam</text:p>
      <text:p text:style-name="Horizontal_20_Line"/>
      <text:h text:style-name="Heading_20_1" text:outline-level="1">১৭) ছোট একটা end-to-end উদাহরণ</text:h>
      <text:p text:style-name="Text_20_body">ধরুন batch-এ 4 subject আছে:</text:p>
      <text:list text:style-name="L44">
        <text:list-item>
          <text:p text:style-name="P89">S1: 64 clip </text:p>
        </text:list-item>
        <text:list-item>
          <text:p text:style-name="P89">S2: 64 clip </text:p>
        </text:list-item>
        <text:list-item>
          <text:p text:style-name="P89">S3: 64 clip </text:p>
        </text:list-item>
        <text:list-item>
          <text:p text:style-name="P88">S4: 64 clip </text:p>
        </text:list-item>
      </text:list>
      <text:p text:style-name="Text_20_body">ধরি S1-এর clip #12 anchor।</text:p>
      <text:p text:style-name="Text_20_body">তাহলে model করবে:</text:p>
      <text:list text:style-name="L45">
        <text:list-item>
          <text:p text:style-name="P91">S1-এর অন্য clip গুলোর সাথে distance দেখবে </text:p>
        </text:list-item>
        <text:list-item>
          <text:p text:style-name="P90">S2/S3/S4-এর clip গুলোর সাথে distance দেখবে </text:p>
        </text:list-item>
      </text:list>
      <text:p text:style-name="Text_20_body">Goal:</text:p>
      <text:list text:style-name="L46">
        <text:list-item>
          <text:p text:style-name="P93">S1-এর same-person clip কাছে আনো </text:p>
        </text:list-item>
        <text:list-item>
          <text:p text:style-name="P92">S2/S3/S4-এর clip দূরে সরাও </text:p>
        </text:list-item>
      </text:list>
      <text:p text:style-name="Text_20_body">এই distance-based শেখাটাই embedding learning।</text:p>
      <text:p text:style-name="Horizontal_20_Line"/>
      <text:h text:style-name="Heading_20_1" text:outline-level="1">১৮) Paper-এর augmentation-গুলোও training-এর সময় হয়</text:h>
      <text:p text:style-name="Text_20_body">Paper training phase-এ কিছু augmentation ব্যবহার করেছে:</text:p>
      <text:list text:style-name="L47">
        <text:list-item>
          <text:p text:style-name="P95">left-right swap / inverse style transformation </text:p>
        </text:list-item>
        <text:list-item>
          <text:p text:style-name="P95"><text:soft-page-break/>Gaussian noise </text:p>
        </text:list-item>
        <text:list-item>
          <text:p text:style-name="P94">random continuous joint sequence selection </text:p>
        </text:list-item>
      </text:list>
      <text:p text:style-name="Text_20_body">এগুলোর goal:<text:line-break/>model যেন একটু robust হয়।</text:p>
      <text:p text:style-name="Horizontal_20_Line"/>
      <text:h text:style-name="Heading_20_1" text:outline-level="1">১৯) এক লাইনে পুরো training flow</text:h>
      <text:p text:style-name="Text_20_body">আমি compact version দিচ্ছি:</text:p>
      <text:p text:style-name="Text_20_body"><text:span text:style-name="Strong_20_Emphasis">Train subjects → skeleton extract → random 60-frame clip → joint/bone/velocity feature → Gait-TR → embedding → batch-hard triplet loss (same subject positive, other subject negative) → backpropagation → weight update</text:span> </text:p>
      <text:p text:style-name="Horizontal_20_Line"/>
      <text:h text:style-name="Heading_20_1" text:outline-level="1">২০) আপনার confusion-এর direct answer</text:h>
      <text:p text:style-name="Text_20_body">এখন সরাসরি উত্তর:</text:p>
      <text:h text:style-name="Heading_20_2" text:outline-level="2">“training er somoy onno subject er data keno pathano hoy?”</text:h>
      <text:p text:style-name="Text_20_body">কারণ এই paper classification-only না; এটা <text:span text:style-name="Strong_20_Emphasis">triplet-loss based embedding learning</text:span> ব্যবহার করছে।<text:line-break/>তাই অন্য subject-এর data <text:span text:style-name="Strong_20_Emphasis">negative example</text:span> হিসেবে লাগে। </text:p>
      <text:h text:style-name="Heading_20_2" text:outline-level="2">“eta validation naki?”</text:h>
      <text:p text:style-name="Text_20_body">না, বেশিরভাগ ক্ষেত্রে এটা <text:span text:style-name="Strong_20_Emphasis">validation না</text:span>।<text:line-break/>এটা <text:span text:style-name="Strong_20_Emphasis">training batch-এর অংশ</text:span>।</text:p>
      <text:h text:style-name="Heading_20_2" text:outline-level="2">“backprop ki oder upor-o hoy?”</text:h>
      <text:p text:style-name="Text_20_body">যদি তারা training batch-এর part হয়, তাহলে <text:span text:style-name="Strong_20_Emphasis">হ্যাঁ</text:span>, ওই batch-এর সব sample loss computation-এ contribute করতে পারে, তাই gradient flow-ও ওই training computation graph-এর অংশ।<text:line-break/>কিন্তু <text:span text:style-name="Strong_20_Emphasis">validation data হলে না</text:span>।</text:p>
      <text:p text:style-name="Horizontal_20_Line"/>
      <text:h text:style-name="Heading_20_1" text:outline-level="1">২১) সবচেয়ে সহজ mental picture</text:h>
      <text:p text:style-name="Text_20_body">এভাবে ভাবুন:</text:p>
      <text:h text:style-name="Heading_20_3" text:outline-level="3"><text:soft-page-break/>Training room</text:h>
      <text:p text:style-name="Text_20_body">এখানে teacher পড়ায়, খাতা দেখে, ভুল ধরিয়ে দেয়, student improve করে<text:line-break/>= <text:span text:style-name="Strong_20_Emphasis">backprop + update</text:span></text:p>
      <text:h text:style-name="Heading_20_3" text:outline-level="3">Validation room</text:h>
      <text:p text:style-name="Text_20_body">এখানে শুধু mock test নেয়<text:line-break/>= <text:span text:style-name="Strong_20_Emphasis">no update</text:span></text:p>
      <text:h text:style-name="Heading_20_3" text:outline-level="3">Test room</text:h>
      <text:p text:style-name="Text_20_body">এখানে final exam<text:line-break/>= <text:span text:style-name="Strong_20_Emphasis">no update</text:span></text:p>
      <text:p text:style-name="Text_20_body">আর triplet loss-এর classroom-এ একই batch-এ অনেক student থাকে কারণ compare করেই শেখাতে হয়।</text:p>
      <text:p text:style-name="Horizontal_20_Line"/>
      <text:h text:style-name="Heading_20_1" text:outline-level="1">২২) আপনার জন্য mini summary</text:h>
      <text:list text:style-name="L48">
        <text:list-item>
          <text:p text:style-name="P97">এই paper-এ <text:span text:style-name="Strong_20_Emphasis">batch-hard triplet loss</text:span> ব্যবহার হয়েছে </text:p>
        </text:list-item>
        <text:list-item>
          <text:p text:style-name="P97">তাই এক batch-এ <text:span text:style-name="Strong_20_Emphasis">multiple subject</text:span> রাখা হয়েছে: <text:span text:style-name="Strong_20_Emphasis">(4 persons, 64 sequences each)</text:span> </text:p>
        </text:list-item>
        <text:list-item>
          <text:p text:style-name="P97">একই subject-এর data লাগে <text:span text:style-name="Strong_20_Emphasis">positive</text:span> বানাতে </text:p>
        </text:list-item>
        <text:list-item>
          <text:p text:style-name="P97">অন্য subject-এর data লাগে <text:span text:style-name="Strong_20_Emphasis">negative</text:span> বানাতে </text:p>
        </text:list-item>
        <text:list-item>
          <text:p text:style-name="P97">এটা <text:span text:style-name="Strong_20_Emphasis">training-এর অংশ</text:span>, validation না </text:p>
        </text:list-item>
        <text:list-item>
          <text:p text:style-name="P97"><text:span text:style-name="Strong_20_Emphasis">backprop শুধু training-এ</text:span> </text:p>
        </text:list-item>
        <text:list-item>
          <text:p text:style-name="P96"><text:span text:style-name="Strong_20_Emphasis">gallery/probe evaluation-এর জন্য</text:span>, training-এর জন্য না </text:p>
        </text:list-item>
      </text:list>
      <text:p text:style-name="Text_20_body">আপনি চাইলে next message-এ আমি এটা আরও easy করে <text:span text:style-name="Strong_20_Emphasis">একটা ছবি/flowchart style text diagram</text:span> দিয়ে দেখাতে পারি, যেমন:<text:line-break/><text:span text:style-name="Strong_20_Emphasis">dataset split → batch sampling → forward → triplet selection → loss → backward → update</text:span>।</text:p>
      <text:section text:style-name="Sect1" text:name="_r_l8_">
        <text:p text:style-name="P98">accha, ami ki konovabe gaittr model ta k aroo ektu twick kore result aro ektu baraite pari? mane arcchitecture er kon kon jayjay twick korle model ta aroo valo result dite pare</text:p>
      </text:section>
      <text:p text:style-name="Text_20_body">হ্যাঁ, পারবেন — আর <text:span text:style-name="Strong_20_Emphasis">Gait-TR-এর ক্ষেত্রে blind tweak না করে targeted tweak</text:span> করাই বেশি smart হবে।</text:p>
      <text:p text:style-name="Text_20_body">কারণ paper নিজেই আপনাকে hint দিচ্ছে কোথায় bottleneck আছে। তিনটা বড় clue হলো:</text:p>
      <text:list text:style-name="L49">
        <text:list-item>
          <text:p text:style-name="P100">model-এ <text:span text:style-name="Strong_20_Emphasis">Spatial Transformer (ST) কাজ করছে</text:span>, আর GCN দিয়ে replace করলে result 2–3% কমে যায়, তাই spatial side পুরো বাদ দিয়ে GCN-এ ফিরে যাওয়া ভালো idea না। </text:p>
        </text:list-item>
        <text:list-item>
          <text:p text:style-name="P100">model <text:span text:style-name="Strong_20_Emphasis">joint + bone + velocity</text:span>—এই multi-input ব্যবহার করে, অর্থাৎ input representation already important। </text:p>
        </text:list-item>
        <text:list-item>
          <text:p text:style-name="P99"><text:soft-page-break/>সবচেয়ে বড় কথা, paper-এর শেষেই authors বলেছে <text:span text:style-name="Strong_20_Emphasis">better pose estimator beneficial</text:span>, আর <text:span text:style-name="Strong_20_Emphasis">simple TCN-এর চেয়ে better temporal feature extractor</text:span> performance আরও বাড়াতে পারে; সাথে model long-frame-এর উপরও depend করে। </text:p>
        </text:list-item>
      </text:list>
      <text:p text:style-name="Text_20_body">এখন আমি beginner-friendly ভাবে বলি, <text:span text:style-name="Strong_20_Emphasis">architecture-এর কোন জায়গায় tweak করলে improvement আসার chance সবচেয়ে বেশি</text:span>।</text:p>
      <text:p text:style-name="Horizontal_20_Line"/>
      <text:h text:style-name="Heading_20_2" text:outline-level="2">১) সবচেয়ে promising tweak: <text:span text:style-name="Strong_20_Emphasis">TCN part upgrade করা</text:span></text:h>
      <text:h text:style-name="Heading_20_3" text:outline-level="3">এখন কী আছে?</text:h>
      <text:p text:style-name="Text_20_body">Gait-TR block = <text:span text:style-name="Strong_20_Emphasis">TCN + ST</text:span><text:line-break/>এখানে TCN হলো plain temporal convolution. </text:p>
      <text:h text:style-name="Heading_20_3" text:outline-level="3">কেন এটা tweak করার strong reason আছে?</text:h>
      <text:p text:style-name="Text_20_body">Paper নিজেই বলছে:</text:p>
      <text:list text:style-name="L50">
        <text:list-item>
          <text:p text:style-name="P102">model long-frame-এর উপর নির্ভর করে </text:p>
        </text:list-item>
        <text:list-item>
          <text:p text:style-name="P101">simple TCN-এর চেয়ে better temporal extractor useful হতে পারে </text:p>
        </text:list-item>
      </text:list>
      <text:h text:style-name="Heading_20_3" text:outline-level="3">আপনি কী করতে পারেন?</text:h>
      <text:h text:style-name="Heading_20_4" text:outline-level="4">Option A: Multi-scale TCN</text:h>
      <text:p text:style-name="Text_20_body">একটা kernel size না রেখে একাধিক temporal branch:</text:p>
      <text:list text:style-name="L51">
        <text:list-item>
          <text:p text:style-name="P104">kernel 3 </text:p>
        </text:list-item>
        <text:list-item>
          <text:p text:style-name="P104">kernel 5 </text:p>
        </text:list-item>
        <text:list-item>
          <text:p text:style-name="P103">kernel 7<text:line-break/>তারপর fuse। </text:p>
        </text:list-item>
      </text:list>
      <text:h text:style-name="Heading_20_3" text:outline-level="3">intuition</text:h>
      <text:p text:style-name="Text_20_body">মানুষের gait-এ কিছু pattern short-term:</text:p>
      <text:list text:style-name="L52">
        <text:list-item>
          <text:p text:style-name="P106">ankle swing </text:p>
        </text:list-item>
        <text:list-item>
          <text:p text:style-name="P105">knee bend </text:p>
        </text:list-item>
      </text:list>
      <text:p text:style-name="Text_20_body">আবার কিছু pattern long-term:</text:p>
      <text:list text:style-name="L53">
        <text:list-item>
          <text:p text:style-name="P108">full gait cycle </text:p>
        </text:list-item>
        <text:list-item>
          <text:p text:style-name="P107">left-right rhythm </text:p>
        </text:list-item>
      </text:list>
      <text:p text:style-name="Text_20_body">একটা single temporal conv সব scale equally ভালো ধরতে নাও পারে।</text:p>
      <text:h text:style-name="Heading_20_3" text:outline-level="3">beginner verdict</text:h>
      <text:p text:style-name="Text_20_body">এটা <text:span text:style-name="Strong_20_Emphasis">সবচেয়ে low-risk + high-reward tweak</text:span>।</text:p>
      <text:p text:style-name="Horizontal_20_Line"><text:soft-page-break/></text:p>
      <text:h text:style-name="Heading_20_2" text:outline-level="2">২) Plain TCN-এর বদলে <text:span text:style-name="Strong_20_Emphasis">Dilated TCN</text:span></text:h>
      <text:p text:style-name="Text_20_body">এখানে temporal conv-এ dilation use করবেন:</text:p>
      <text:list text:style-name="L54">
        <text:list-item>
          <text:p text:style-name="P110">dilation 1 </text:p>
        </text:list-item>
        <text:list-item>
          <text:p text:style-name="P110">dilation 2 </text:p>
        </text:list-item>
        <text:list-item>
          <text:p text:style-name="P109">dilation 4 </text:p>
        </text:list-item>
      </text:list>
      <text:h text:style-name="Heading_20_3" text:outline-level="3">লাভ কী?</text:h>
      <text:p text:style-name="Text_20_body">Sequence length না বাড়িয়েও model বেশি দূরের frame relation দেখতে পারবে।</text:p>
      <text:h text:style-name="Heading_20_3" text:outline-level="3">কেন Gait-TR-এর জন্য relevant?</text:h>
      <text:p text:style-name="Text_20_body">Paper-এ limited frame experiment-এ accuracy sharply drop করেছে যখন frame কমে গেছে। এর মানে temporal modeling আরও শক্তিশালী করলে লাভ হতে পারে। </text:p>
      <text:h text:style-name="Heading_20_3" text:outline-level="3">আমার opinion</text:h>
      <text:p text:style-name="Text_20_body">Multi-scale TCN আর Dilated TCN — এই দুইটার মধ্যে যেকোনো একটায় শুরু করলে ভালো।</text:p>
      <text:p text:style-name="Horizontal_20_Line"/>
      <text:h text:style-name="Heading_20_2" text:outline-level="2">৩) আরেকটা strong tweak: <text:span text:style-name="Strong_20_Emphasis">Joint / Bone / Velocity আলাদা branch-এ process করা</text:span></text:h>
      <text:h text:style-name="Heading_20_3" text:outline-level="3">এখন paper কী করছে?</text:h>
      <text:p text:style-name="Text_20_body">এই feature গুলো <text:span text:style-name="Strong_20_Emphasis">concatenate</text:span> করে input দেয়। </text:p>
      <text:h text:style-name="Heading_20_3" text:outline-level="3">সমস্যা কী হতে পারে?</text:h>
      <text:p text:style-name="Text_20_body">সব feature একসাথে early stage-এ mix হয়ে গেলে model বুঝতে পারে না:</text:p>
      <text:list text:style-name="L55">
        <text:list-item>
          <text:p text:style-name="P112">কোনটা structure signal </text:p>
        </text:list-item>
        <text:list-item>
          <text:p text:style-name="P112">কোনটা motion signal </text:p>
        </text:list-item>
        <text:list-item>
          <text:p text:style-name="P111">কোনটা noisy </text:p>
        </text:list-item>
      </text:list>
      <text:h text:style-name="Heading_20_3" text:outline-level="3">better idea</text:h>
      <text:p text:style-name="Text_20_body">Three-stream design:</text:p>
      <text:list text:style-name="L56">
        <text:list-item>
          <text:p text:style-name="P114">Branch 1 = joints </text:p>
        </text:list-item>
        <text:list-item>
          <text:p text:style-name="P114">Branch 2 = bones </text:p>
        </text:list-item>
        <text:list-item>
          <text:p text:style-name="P113">Branch 3 = velocities </text:p>
        </text:list-item>
      </text:list>
      <text:p text:style-name="Text_20_body">তারপর শেষে:</text:p>
      <text:list text:style-name="L57">
        <text:list-item>
          <text:p text:style-name="P116"><text:soft-page-break/>concatenation </text:p>
        </text:list-item>
        <text:list-item>
          <text:p text:style-name="P116">weighted sum </text:p>
        </text:list-item>
        <text:list-item>
          <text:p text:style-name="P115">gated fusion </text:p>
        </text:list-item>
      </text:list>
      <text:h text:style-name="Heading_20_3" text:outline-level="3">analogy</text:h>
      <text:p text:style-name="Text_20_body">একজন doctor যদি X-ray, blood test, ECG — সব raw data এক পাতায় মিশিয়ে দেখে, তত clear নাও হতে পারে।<text:line-break/>আলাদা analyse করে পরে combine করলে decision better হয়।</text:p>
      <text:h text:style-name="Heading_20_3" text:outline-level="3">expected benefit</text:h>
      <text:p text:style-name="Text_20_body">এটা especially useful হতে পারে:</text:p>
      <text:list text:style-name="L58">
        <text:list-item>
          <text:p text:style-name="P118">BG </text:p>
        </text:list-item>
        <text:list-item>
          <text:p text:style-name="P117">CL<text:line-break/>কারণ motion cue আর structure cue আলাদা importance পেতে পারে। </text:p>
        </text:list-item>
      </text:list>
      <text:p text:style-name="Horizontal_20_Line"/>
      <text:h text:style-name="Heading_20_2" text:outline-level="2">৪) Spatial Transformer-কে আরেকটু smart করা</text:h>
      <text:p text:style-name="Text_20_body">Paper দেখিয়েছে ST, GCN-এর চেয়ে ভালো। তাই <text:span text:style-name="Strong_20_Emphasis">ST রাখবেন</text:span>, কিন্তু ST-এর ভিতরে tweak করতে পারেন। </text:p>
      <text:h text:style-name="Heading_20_3" text:outline-level="3">Option A: Local + Global attention</text:h>
      <text:p text:style-name="Text_20_body">আগে body-part level attention:</text:p>
      <text:list text:style-name="L59">
        <text:list-item>
          <text:p text:style-name="P120">left leg </text:p>
        </text:list-item>
        <text:list-item>
          <text:p text:style-name="P120">right leg </text:p>
        </text:list-item>
        <text:list-item>
          <text:p text:style-name="P120">torso </text:p>
        </text:list-item>
        <text:list-item>
          <text:p text:style-name="P119">arms </text:p>
        </text:list-item>
      </text:list>
      <text:p text:style-name="Text_20_body">তারপর global attention।</text:p>
      <text:h text:style-name="Heading_20_3" text:outline-level="3">কেন?</text:h>
      <text:p text:style-name="Text_20_body">সব joint সবসময় equally important না।<text:line-break/>Gait recognition-এ অনেক সময় <text:span text:style-name="Strong_20_Emphasis">legs + hip rhythm</text:span> সবচেয়ে informative।</text:p>
      <text:h text:style-name="Heading_20_3" text:outline-level="3">Option B: Skeleton-aware bias</text:h>
      <text:p text:style-name="Text_20_body">Transformer free-form attention দেয়, কিন্তু human skeleton-এর known structure তো আছে।<text:line-break/>তাই attention score-এ adjacency bias যোগ করতে পারেন:</text:p>
      <text:list text:style-name="L60">
        <text:list-item>
          <text:p text:style-name="P122">connected joints-কে একটু priority </text:p>
        </text:list-item>
        <text:list-item>
          <text:p text:style-name="P121">same limb joints-কে extra relation </text:p>
        </text:list-item>
      </text:list>
      <text:h text:style-name="Heading_20_3" text:outline-level="3"><text:soft-page-break/>intuition</text:h>
      <text:p text:style-name="Text_20_body">Pure transformer “সবাই সবার সাথে কথা বলুক” বলে।<text:line-break/>কিন্তু skeleton task-এ “কিছু relation biologically বেশি important” — এটা prior হিসেবে দিলে model আরও stable হতে পারে।</text:p>
      <text:p text:style-name="Horizontal_20_Line"/>
      <text:h text:style-name="Heading_20_2" text:outline-level="2">৫) <text:span text:style-name="Strong_20_Emphasis">Average pooling</text:span>-এর জায়গায় smarter pooling</text:h>
      <text:p text:style-name="Text_20_body">Paper-এ শেষদিকে temporal + spatial dimension-এর উপর <text:span text:style-name="Strong_20_Emphasis">average pooling</text:span> করা হয়। </text:p>
      <text:h text:style-name="Heading_20_3" text:outline-level="3">Why this may be weak?</text:h>
      <text:p text:style-name="Text_20_body">Average pooling অনেক useful peak information dilute করে ফেলতে পারে।</text:p>
      <text:h text:style-name="Heading_20_3" text:outline-level="3">Better options</text:h>
      <text:list text:style-name="L61">
        <text:list-item>
          <text:p text:style-name="P124">attention pooling </text:p>
        </text:list-item>
        <text:list-item>
          <text:p text:style-name="P124">temporal pyramid pooling </text:p>
        </text:list-item>
        <text:list-item>
          <text:p text:style-name="P123">part-based pooling </text:p>
        </text:list-item>
      </text:list>
      <text:h text:style-name="Heading_20_3" text:outline-level="3">beginner intuition</text:h>
      <text:p text:style-name="Text_20_body">একজন teacher যদি পুরো semester-এর সব performance-এর average নেয়, তাতে “সবচেয়ে distinctive moments” হারিয়ে যেতে পারে।<text:line-break/>Attention pooling বলবে:</text:p>
      <text:p text:style-name="Quotations">“এই frame/joint moment-গুলো বেশি informative, এগুলো বেশি weight দাও।”</text:p>
      <text:h text:style-name="Heading_20_3" text:outline-level="3">expected use</text:h>
      <text:p text:style-name="Text_20_body">এটা modest কিন্তু useful gain দিতে পারে।</text:p>
      <text:p text:style-name="Horizontal_20_Line"/>
      <text:h text:style-name="Heading_20_2" text:outline-level="2">৬) <text:span text:style-name="Strong_20_Emphasis">Pose confidence-aware branch</text:span> যোগ করা</text:h>
      <text:p text:style-name="Text_20_body">Paper বলেছে better pose estimator helpful। <text:line-break/>এখান থেকে একটা very practical idea আসে।</text:p>
      <text:h text:style-name="Heading_20_3" text:outline-level="3">Problem</text:h>
      <text:p text:style-name="Text_20_body">Pose estimation perfect না।<text:line-break/>কিছু frame-এ ankle, wrist, knee mis-detect হতে পারে।</text:p>
      <text:h text:style-name="Heading_20_3" text:outline-level="3">Tweak</text:h>
      <text:p text:style-name="Text_20_body">যদি pose estimator confidence score দেয়, তাহলে:</text:p>
      <text:list text:style-name="L62">
        <text:list-item>
          <text:p text:style-name="P126"><text:soft-page-break/>low-confidence joints downweight করুন </text:p>
        </text:list-item>
        <text:list-item>
          <text:p text:style-name="P126">confidence channel extra input দিন </text:p>
        </text:list-item>
        <text:list-item>
          <text:p text:style-name="P125">joint masking দিন </text:p>
        </text:list-item>
      </text:list>
      <text:h text:style-name="Heading_20_3" text:outline-level="3">কেন useful?</text:h>
      <text:p text:style-name="Text_20_body">Skeleton-based system-এর biggest hidden problem অনেক সময় architecture না, <text:span text:style-name="Strong_20_Emphasis">noisy joints</text:span>।</text:p>
      <text:h text:style-name="Heading_20_3" text:outline-level="3">note</text:h>
      <text:p text:style-name="Text_20_body">এটা pure architecture + preprocessing মাঝামাঝি।</text:p>
      <text:p text:style-name="Horizontal_20_Line"/>
      <text:h text:style-name="Heading_20_2" text:outline-level="2">৭) <text:span text:style-name="Strong_20_Emphasis">Temporal transformer / hybrid temporal block</text:span> ব্যবহার করা</text:h>
      <text:p text:style-name="Text_20_body">এটা একটু ambitious tweak।</text:p>
      <text:h text:style-name="Heading_20_3" text:outline-level="3">idea</text:h>
      <text:p text:style-name="Text_20_body">TCN পুরো বাদ দিয়ে:</text:p>
      <text:list text:style-name="L63">
        <text:list-item>
          <text:p text:style-name="P128">temporal transformer<text:line-break/>অথবা </text:p>
        </text:list-item>
        <text:list-item>
          <text:p text:style-name="P127">TCN + temporal attention hybrid </text:p>
        </text:list-item>
      </text:list>
      <text:h text:style-name="Heading_20_3" text:outline-level="3">কেন?</text:h>
      <text:p text:style-name="Text_20_body">Paper-এর result বলছে temporal side-এ growth-এর room আছে। </text:p>
      <text:h text:style-name="Heading_20_3" text:outline-level="3">caution</text:h>
      <text:p text:style-name="Text_20_body">এটা করতে গেলে:</text:p>
      <text:list text:style-name="L64">
        <text:list-item>
          <text:p text:style-name="P130">memory বাড়বে </text:p>
        </text:list-item>
        <text:list-item>
          <text:p text:style-name="P130">training unstable হতে পারে </text:p>
        </text:list-item>
        <text:list-item>
          <text:p text:style-name="P129">ছোট dataset হলে overfit হতে পারে </text:p>
        </text:list-item>
      </text:list>
      <text:h text:style-name="Heading_20_3" text:outline-level="3">beginner advice</text:h>
      <text:p text:style-name="Text_20_body">এটা first experiment হিসেবে না।<text:line-break/>আগে Multi-scale/Dilated TCN try করুন।</text:p>
      <text:p text:style-name="Horizontal_20_Line"/>
      <text:h text:style-name="Heading_20_2" text:outline-level="2"><text:soft-page-break/>৮) <text:span text:style-name="Strong_20_Emphasis">View-aware auxiliary branch</text:span> যোগ করা</text:h>
      <text:p text:style-name="Text_20_body">Paper-এ cross-view evaluation আছে, আর silhouette literature-এর মধ্যে Vi-GaitGL view-specific learning use করে strong ফল দেখিয়েছে। Gait-TR-এর result NM/BG-তে silhouette best method-এর খুব কাছাকাছি, কিন্তু সবসময় beat করে না। </text:p>
      <text:h text:style-name="Heading_20_3" text:outline-level="3">idea</text:h>
      <text:p text:style-name="Text_20_body">Main gait embedding-এর পাশাপাশি একটি auxiliary head:</text:p>
      <text:list text:style-name="L65">
        <text:list-item>
          <text:p text:style-name="P132">view angle predict করবে<text:line-break/>বা </text:p>
        </text:list-item>
        <text:list-item>
          <text:p text:style-name="P131">view-invariant regularization দেবে </text:p>
        </text:list-item>
      </text:list>
      <text:h text:style-name="Heading_20_3" text:outline-level="3">intuition</text:h>
      <text:p text:style-name="Text_20_body">Model-কে implicitly বলতে হবে:</text:p>
      <text:p text:style-name="Quotations">“এটা 36° view, এটা 90° view — কিন্তু identity যেন same থাকে।”</text:p>
      <text:h text:style-name="Heading_20_3" text:outline-level="3">কার জন্য useful?</text:h>
      <text:p text:style-name="Text_20_body">Cross-view robustness improve করতে চাইলে।</text:p>
      <text:p text:style-name="Horizontal_20_Line"/>
      <text:h text:style-name="Heading_20_2" text:outline-level="2">৯) <text:span text:style-name="Strong_20_Emphasis">Condition-aware gating</text:span></text:h>
      <text:p text:style-name="Text_20_body">এটাও interesting।</text:p>
      <text:p text:style-name="Text_20_body">CASIA-B-তে conditions আছে:</text:p>
      <text:list text:style-name="L66">
        <text:list-item>
          <text:p text:style-name="P134">NM </text:p>
        </text:list-item>
        <text:list-item>
          <text:p text:style-name="P134">BG </text:p>
        </text:list-item>
        <text:list-item>
          <text:p text:style-name="P133">CL </text:p>
        </text:list-item>
      </text:list>
      <text:h text:style-name="Heading_20_3" text:outline-level="3">idea</text:h>
      <text:p text:style-name="Text_20_body">একটা ছোট gating module থাকবে, যা feature দেখে decide করবে:</text:p>
      <text:list text:style-name="L67">
        <text:list-item>
          <text:p text:style-name="P136">motion cue-তে বেশি weight </text:p>
        </text:list-item>
        <text:list-item>
          <text:p text:style-name="P136">structure cue-তে বেশি weight </text:p>
        </text:list-item>
        <text:list-item>
          <text:p text:style-name="P136">upper body কম important </text:p>
        </text:list-item>
        <text:list-item>
          <text:p text:style-name="P135">lower body বেশি important </text:p>
        </text:list-item>
      </text:list>
      <text:h text:style-name="Heading_20_3" text:outline-level="3">কেন?</text:h>
      <text:p text:style-name="Text_20_body">Bag বা coat condition-এ সব body part সমান reliable না।</text:p>
      <text:h text:style-name="Heading_20_3" text:outline-level="3"><text:soft-page-break/>Example</text:h>
      <text:list text:style-name="L68">
        <text:list-item>
          <text:p text:style-name="P138">coat case-এ torso shape noisy </text:p>
        </text:list-item>
        <text:list-item>
          <text:p text:style-name="P138">bag case-এ arm swing distorted </text:p>
        </text:list-item>
        <text:list-item>
          <text:p text:style-name="P137">কিন্তু leg motion তুলনামূলক stable </text:p>
        </text:list-item>
      </text:list>
      <text:p text:style-name="Text_20_body">তাই adaptive gating কাজ করতে পারে।</text:p>
      <text:p text:style-name="Horizontal_20_Line"/>
      <text:h text:style-name="Heading_20_2" text:outline-level="2">১০) “আরও block বাড়িয়ে দিলেই হবে?” — এটা trap</text:h>
      <text:p text:style-name="Text_20_body">Paper-এ small model বানিয়ে last block remove করলে accuracy 4–5% কমে। এটা বলে যে capacity matters. <text:line-break/>কিন্তু এখান থেকে সরাসরি conclusion হওয়া উচিত না যে:</text:p>
      <text:p text:style-name="Quotations">“তাহলে block শুধু বাড়ালেই accuracy বাড়বে”</text:p>
      <text:p text:style-name="Text_20_body">কারণ deeper model-এ হতে পারে:</text:p>
      <text:list text:style-name="L69">
        <text:list-item>
          <text:p text:style-name="P140">overfit </text:p>
        </text:list-item>
        <text:list-item>
          <text:p text:style-name="P140">harder optimization </text:p>
        </text:list-item>
        <text:list-item>
          <text:p text:style-name="P140">no real gain </text:p>
        </text:list-item>
        <text:list-item>
          <text:p text:style-name="P139">slower training </text:p>
        </text:list-item>
      </text:list>
      <text:h text:style-name="Heading_20_3" text:outline-level="3">তাই rule</text:h>
      <text:p text:style-name="Text_20_body"><text:span text:style-name="Strong_20_Emphasis">“deeper” না, “better targeted”</text:span></text:p>
      <text:p text:style-name="Text_20_body">মানে:</text:p>
      <text:list text:style-name="L70">
        <text:list-item>
          <text:p text:style-name="P142">temporal module better </text:p>
        </text:list-item>
        <text:list-item>
          <text:p text:style-name="P142">pooling better </text:p>
        </text:list-item>
        <text:list-item>
          <text:p text:style-name="P141">input fusion better<text:line-break/>এইগুলো আগে। </text:p>
        </text:list-item>
      </text:list>
      <text:p text:style-name="Horizontal_20_Line"/>
      <text:h text:style-name="Heading_20_1" text:outline-level="1">এখন practical recommendation দিচ্ছি</text:h>
      <text:p text:style-name="Text_20_body">যদি আপনি limited time নিয়ে কাজ করেন, আমি এই order-এ experiment করতাম:</text:p>
      <text:h text:style-name="Heading_20_2" text:outline-level="2">Phase 1: সবচেয়ে safe</text:h>
      <text:list text:style-name="L71">
        <text:list-item>
          <text:p text:style-name="P144"><text:span text:style-name="Strong_20_Emphasis">Multi-branch input fusion</text:span> </text:p>
          <text:list>
            <text:list-item>
              <text:p text:style-name="P144">joints / bones / velocities আলাদা branch </text:p>
            </text:list-item>
          </text:list>
        </text:list-item>
        <text:list-item>
          <text:p text:style-name="P144"><text:span text:style-name="Strong_20_Emphasis">Dilated or multi-scale TCN</text:span> </text:p>
        </text:list-item>
        <text:list-item>
          <text:p text:style-name="P143"><text:span text:style-name="Strong_20_Emphasis">Attention pooling instead of average pooling</text:span> </text:p>
        </text:list-item>
      </text:list>
      <text:p text:style-name="Text_20_body"><text:soft-page-break/>এগুলোতে code complexity manageable, আর gain পাওয়ার chance ভালো।</text:p>
      <text:p text:style-name="Horizontal_20_Line"/>
      <text:h text:style-name="Heading_20_2" text:outline-level="2">Phase 2: stronger ideas</text:h>
      <text:list text:style-name="L72">
        <text:list-item>
          <text:p text:style-name="P146"><text:span text:style-name="Strong_20_Emphasis">Local-global spatial transformer</text:span> </text:p>
        </text:list-item>
        <text:list-item>
          <text:p text:style-name="P146"><text:span text:style-name="Strong_20_Emphasis">Confidence-aware joint weighting</text:span> </text:p>
        </text:list-item>
        <text:list-item>
          <text:p text:style-name="P145"><text:span text:style-name="Strong_20_Emphasis">View-aware auxiliary head</text:span> </text:p>
        </text:list-item>
      </text:list>
      <text:p text:style-name="Horizontal_20_Line"/>
      <text:h text:style-name="Heading_20_2" text:outline-level="2">Phase 3: research-grade ambitious</text:h>
      <text:list text:style-name="L73">
        <text:list-item>
          <text:p text:style-name="P148"><text:span text:style-name="Strong_20_Emphasis">Temporal transformer hybrid</text:span> </text:p>
        </text:list-item>
        <text:list-item>
          <text:p text:style-name="P148"><text:span text:style-name="Strong_20_Emphasis">Condition-aware gating</text:span> </text:p>
        </text:list-item>
        <text:list-item>
          <text:p text:style-name="P147"><text:span text:style-name="Strong_20_Emphasis">Skeleton + silhouette fusion</text:span> </text:p>
        </text:list-item>
      </text:list>
      <text:p text:style-name="Text_20_body">শেষেরটা pure Gait-TR tweak না, কিন্তু আপনার আগের fusion idea-এর সাথে খুব match করে।</text:p>
      <text:p text:style-name="Horizontal_20_Line"/>
      <text:h text:style-name="Heading_20_1" text:outline-level="1">আমার honest opinion: সবচেয়ে বেশি লাভ কোথায়?</text:h>
      <text:p text:style-name="Text_20_body">যদি আমাকে বলতে হয় <text:span text:style-name="Strong_20_Emphasis">top 3 most promising tweaks</text:span>, আমি বলব:</text:p>
      <text:h text:style-name="Heading_20_3" text:outline-level="3">১. TCN → Multi-scale / Dilated TCN</text:h>
      <text:p text:style-name="Text_20_body">কারণ paper নিজেই temporal extractor-কে future improvement point হিসেবে ইঙ্গিত করেছে। </text:p>
      <text:h text:style-name="Heading_20_3" text:outline-level="3">২. Concatenation-এর বদলে multi-branch fusion</text:h>
      <text:p text:style-name="Text_20_body">কারণ input modalities আলাদা nature-এর।</text:p>
      <text:h text:style-name="Heading_20_3" text:outline-level="3">৩. Average pooling-এর বদলে attention/part-based pooling</text:h>
      <text:p text:style-name="Text_20_body">কারণ gait-এর সব frame/joint equally informative না।</text:p>
      <text:p text:style-name="Horizontal_20_Line"/>
      <text:h text:style-name="Heading_20_1" text:outline-level="1">খুব important একটা কথা</text:h>
      <text:p text:style-name="Text_20_body">অনেক সময় architecture না, <text:span text:style-name="Strong_20_Emphasis">pose quality</text:span>-ই biggest bottleneck। Paper-এও authors বলেছে better pose estimator beneficial. </text:p>
      <text:p text:style-name="Text_20_body">তাই আপনি যদি result বাড়াতে চান, pure architecture ছাড়াও এই দুটো মাথায় রাখবেন:</text:p>
      <text:list text:style-name="L74">
        <text:list-item>
          <text:p text:style-name="P150"><text:soft-page-break/>better 2D/3D pose extraction </text:p>
        </text:list-item>
        <text:list-item>
          <text:p text:style-name="P149">noisy joint handling </text:p>
        </text:list-item>
      </text:list>
      <text:p text:style-name="Text_20_body">অনেক case-এ এগুলো architectural tweak-এর চেয়েও বেশি gain দেয়।</text:p>
      <text:p text:style-name="Horizontal_20_Line"/>
      <text:h text:style-name="Heading_20_1" text:outline-level="1">এক লাইনের final verdict</text:h>
      <text:p text:style-name="Text_20_body"><text:span text:style-name="Strong_20_Emphasis">হ্যাঁ, Gait-TR improve করা সম্ভব — আর সবচেয়ে promising জায়গা হলো temporal module, input fusion strategy, আর final pooling/fusion design; spatial transformer পুরো বাদ না দিয়ে তাকে আরও skeleton-aware/local-global করা বেশি sensible হবে।</text:span> </text:p>
      <text:p text:style-name="Text_20_body">চাইলে next message-এ আমি আপনার জন্য <text:span text:style-name="Strong_20_Emphasis">একটা concrete improved Gait-TR v2 architecture</text:span> design করে দিতে পারি — layer by layer, block by block, একদম beginner-friendly ভাবে।</text:p>
      <text:section text:style-name="Sect1" text:name="_r_m7_">
        <text:p text:style-name="P98">kothao ki ei kaj already hoise? check koro. jodi na hoye thake tahole ami eitar upore kaj kore paper publish korte chai</text:p>
      </text:section>
      <text:p text:style-name="Text_20_body">হ্যাঁ, আমি check করে দেখলাম। <text:span text:style-name="Strong_20_Emphasis">সোজা উত্তর: আপনার general idea already অনেক জায়গায় partially/closely হয়েছে।</text:span> তাই “Gait-TR একটু tweak করলাম, result বাড়ল” — এটা একা journal-level novelty হিসেবে weak হতে পারে। কিন্তু <text:span text:style-name="Strong_20_Emphasis">একটা smart, clearly novel angle</text:span> নিলে publishable কাজ করা সম্ভব।</text:p>
      <text:h text:style-name="Heading_20_2" text:outline-level="2">১) Pure Gait-TR improve করার idea কি already হয়েছে?</text:h>
      <text:p text:style-name="Text_20_body">হ্যাঁ, closest কাজ পাওয়া গেছে: <text:span text:style-name="Strong_20_Emphasis">GaitSTAGCN</text:span>।<text:line-break/>এটা skeleton-based gait recognition model, যেখানে তারা <text:span text:style-name="Strong_20_Emphasis">short-term/long-term temporal features</text:span> এবং <text:span text:style-name="Strong_20_Emphasis">local/global spatial topology</text:span> একসাথে model করেছে। সবচেয়ে গুরুত্বপূর্ণ: paper-টি সরাসরি বলছে তারা <text:span text:style-name="Strong_20_Emphasis">GaitTR-এর চেয়ে coat condition-এ 0.6% এবং 1.91% improvement</text:span> পেয়েছে। তারা Graph Attention Integration Module দিয়ে graph convolution-এর local structure আর Transformer-এর global modeling combine করেছে। </text:p>
      <text:p text:style-name="Text_20_body">মানে আপনি আগে যেসব tweak ভাবছিলেন—<text:line-break/><text:span text:style-name="Strong_20_Emphasis">multi-scale temporal</text:span>, <text:span text:style-name="Strong_20_Emphasis">local-global spatial</text:span>, <text:span text:style-name="Strong_20_Emphasis">GCN + Transformer hybrid</text:span>—এসব direction already explored হয়েছে।</text:p>
      <text:h text:style-name="Heading_20_2" text:outline-level="2">২) Multi-scale temporal / spatio-temporal skeleton gait already হয়েছে?</text:h>
      <text:p text:style-name="Text_20_body">হ্যাঁ। <text:span text:style-name="Strong_20_Emphasis">MST-Gait</text:span> নামে একটি কাজ আছে: <text:span text:style-name="Emphasis">Multi-scale spatio-temporal network for skeleton-based gait recognition</text:span>। তারা skeleton gait-এর জন্য <text:span text:style-name="Strong_20_Emphasis">multi-scale spatio-temporal groups Transformer</text:span>, <text:span text:style-name="Strong_20_Emphasis">multi-scale segmentation</text:span>, এবং <text:span text:style-name="Strong_20_Emphasis">fusion temporal convolution</text:span> use করেছে CASIA-B ও OUMVLP-Pose dataset-এ। </text:p>
      <text:p text:style-name="Text_20_body"><text:soft-page-break/>তাই শুধু “Gait-TR-এর TCN replace করে multi-scale/dilated TCN দিলাম” — এটা খুব likely incremental হবে।</text:p>
      <text:h text:style-name="Heading_20_2" text:outline-level="2">৩) Joint/Bone/Velocity আলাদা branch idea already হয়েছে?</text:h>
      <text:p text:style-name="Text_20_body">হ্যাঁ। <text:span text:style-name="Strong_20_Emphasis">Towards a Deeper Understanding of Skeleton-based Gait Recognition / GaitGraph2 direction</text:span>-এ multi-branch architecture আছে, যেখানে <text:span text:style-name="Strong_20_Emphasis">joints, motion, bones</text:span> আলাদা branch হিসেবে ব্যবহার করা হয়েছে। </text:p>
      <text:p text:style-name="Text_20_body">আর <text:span text:style-name="Strong_20_Emphasis">GPGait</text:span>-এ joints, angles, bones-এর different distributions ধরে <text:span text:style-name="Strong_20_Emphasis">parameter-independent multi-branch architecture</text:span>, <text:span text:style-name="Strong_20_Emphasis">Part-Aware GCN</text:span>, এবং <text:span text:style-name="Strong_20_Emphasis">semantic body-part pooling</text:span> use করা হয়েছে। </text:p>
      <text:p text:style-name="Text_20_body">তাই “joint/bone/velocity আলাদা branch” idea-টাও নতুন না।</text:p>
      <text:h text:style-name="Heading_20_2" text:outline-level="2">৪) Transformer-based skeleton gait already হয়েছে?</text:h>
      <text:p text:style-name="Text_20_body">হ্যাঁ। <text:span text:style-name="Strong_20_Emphasis">GaitPT: Skeletons Are All You Need For Gait Recognition</text:span> hierarchical transformer architecture use করে skeleton gait recognition করেছে। তারা anatomical priors দিয়ে spatial-temporal attention design করেছে এবং CASIA-B, GREW, Gait3D-তে evaluate করেছে। </text:p>
      <text:p text:style-name="Text_20_body">GaitPT paper-এ আরও interesting কথা আছে: pose estimator-এর quality downstream gait accuracy-তে huge impact ফেলতে পারে—তারা state-of-the-art pose estimation ব্যবহার করলে 20% পর্যন্ত gain হতে পারে বলেছে। </text:p>
      <text:h text:style-name="Heading_20_2" text:outline-level="2">৫) Silhouette + skeleton fusion idea already হয়েছে?</text:h>
      <text:p text:style-name="Text_20_body">হ্যাঁ, এই direction-এও অনেক কাজ আছে।</text:p>
      <text:p text:style-name="Text_20_body"><text:span text:style-name="Strong_20_Emphasis">MMGaitFormer</text:span> CVPR 2023 paper skeleton আর silhouette fuse করেছে Transformer-based framework দিয়ে। তারা Spatial Fusion Module এবং Temporal Fusion Module propose করেছে, আর CASIA-B-এর CL condition-এ <text:span text:style-name="Strong_20_Emphasis">94.8% Rank-1</text:span> report করেছে। </text:p>
      <text:p text:style-name="Text_20_body"><text:span text:style-name="Strong_20_Emphasis">Combining the Silhouette and Skeleton Data for Gait Recognition</text:span> paper-এ two-branch network আছে: silhouette branch CNN-based, skeleton branch GCN-based; সাথে fully connected graph convolution এবং spatial-temporal-channel attention module আছে। </text:p>
      <text:p text:style-name="Text_20_body">আর recent <text:span text:style-name="Strong_20_Emphasis">GaitMAFF</text:span> তো আরও কাছাকাছি: silhouette + skeleton map fuse করে <text:span text:style-name="Strong_20_Emphasis">attention-based adaptive fusion weight</text:span> শেখায়। অর্থাৎ “কোন modality বেশি important” সেটা dynamic ভাবে শেখার idea already আছে। </text:p>
      <text:p text:style-name="Horizontal_20_Line"/>
      <text:h text:style-name="Heading_20_1" text:outline-level="1"><text:soft-page-break/>তাহলে আপনার idea publish করা যাবে না?</text:h>
      <text:p text:style-name="Text_20_body"><text:span text:style-name="Strong_20_Emphasis">যাবে, কিন্তু idea-টা sharpen করতে হবে।</text:span><text:line-break/>আপনি যদি শুধু বলেন:</text:p>
      <text:p text:style-name="Quotations">“আমি Gait-TR-এ multi-scale TCN, multi-branch input, attention pooling দিলাম।”</text:p>
      <text:p text:style-name="Text_20_body">তাহলে reviewer বলতে পারে:<text:line-break/>“এই component গুলো আগেই skeleton gait literature-এ আছে।”</text:p>
      <text:p text:style-name="Text_20_body">কিন্তু আপনি যদি বলেন:</text:p>
      <text:p text:style-name="Quotations">“আমি Gait-TR-এর limitation—short sequence dependency, pose noise sensitivity, clothing/bag condition robustness—target করে reliability-aware adaptive architecture design করেছি।”</text:p>
      <text:p text:style-name="Text_20_body">তাহলে novelty strong হতে পারে।</text:p>
      <text:p text:style-name="Horizontal_20_Line"/>
      <text:h text:style-name="Heading_20_1" text:outline-level="1">আমি হলে কোন direction নিতাম?</text:h>
      <text:p text:style-name="Text_20_body">আপনার background আর আগের fusion idea ধরে আমি সবচেয়ে promising ৩টা publishable direction বলছি।</text:p>
      <text:h text:style-name="Heading_20_2" text:outline-level="2">Direction 1: <text:span text:style-name="Strong_20_Emphasis">Reliability-aware Skeleton-Silhouette Gated Fusion</text:span></text:h>
      <text:p text:style-name="Text_20_body">আপনার original idea ছিল:<text:line-break/>normal walking-এ silhouette boss, coat/bag case-এ skeleton/GaitTR boss।</text:p>
      <text:p text:style-name="Text_20_body">এইটা publishable করতে হলে simple alpha/gate যথেষ্ট না, কারণ adaptive fusion already আছে। আপনার novelty হতে পারে:</text:p>
      <text:p text:style-name="Text_20_body"><text:span text:style-name="Strong_20_Emphasis">gate শুধু feature দেখে না, modality reliability দেখে decision নিবে।</text:span></text:p>
      <text:p text:style-name="Text_20_body">যেমন:</text:p>
      <text:list text:style-name="L75">
        <text:list-item>
          <text:p text:style-name="P152">skeleton confidence score </text:p>
        </text:list-item>
        <text:list-item>
          <text:p text:style-name="P152">pose missing joint ratio </text:p>
        </text:list-item>
        <text:list-item>
          <text:p text:style-name="P152">silhouette quality score </text:p>
        </text:list-item>
        <text:list-item>
          <text:p text:style-name="P152">body occlusion score </text:p>
        </text:list-item>
        <text:list-item>
          <text:p text:style-name="P152">clothing/bag condition uncertainty </text:p>
        </text:list-item>
        <text:list-item>
          <text:p text:style-name="P151">view angle uncertainty </text:p>
        </text:list-item>
      </text:list>
      <text:p text:style-name="Text_20_body">তারপর model decide করবে:</text:p>
      <text:list text:style-name="L76">
        <text:list-item>
          <text:p text:style-name="P154">silhouette বেশি reliable? </text:p>
        </text:list-item>
        <text:list-item>
          <text:p text:style-name="P154"><text:soft-page-break/>skeleton বেশি reliable? </text:p>
        </text:list-item>
        <text:list-item>
          <text:p text:style-name="P153">দুটো balanced? </text:p>
        </text:list-item>
      </text:list>
      <text:p text:style-name="Text_20_body">এটা “boss switching” idea-টাকে research-level বানাতে পারে।</text:p>
      <text:h text:style-name="Heading_20_2" text:outline-level="2">Direction 2: <text:span text:style-name="Strong_20_Emphasis">Pose-noise robust Gait-TR++</text:span></text:h>
      <text:p text:style-name="Text_20_body">Gait-TR skeleton-based, তাই pose estimator ভুল করলে model নষ্ট হতে পারে। Original Gait-TR paper নিজেও বলেছে better skeleton sequence / better pose estimator beneficial হতে পারে। </text:p>
      <text:p text:style-name="Text_20_body">আপনি করতে পারেন:</text:p>
      <text:list text:style-name="L77">
        <text:list-item>
          <text:p text:style-name="P156">confidence-aware spatial transformer </text:p>
        </text:list-item>
        <text:list-item>
          <text:p text:style-name="P156">missing-joint mask </text:p>
        </text:list-item>
        <text:list-item>
          <text:p text:style-name="P156">noisy joint down-weighting </text:p>
        </text:list-item>
        <text:list-item>
          <text:p text:style-name="P156">bone-consistency regularization </text:p>
        </text:list-item>
        <text:list-item>
          <text:p text:style-name="P156">synthetic pose noise augmentation </text:p>
        </text:list-item>
        <text:list-item>
          <text:p text:style-name="P155">evaluate clean + noisy pose condition </text:p>
        </text:list-item>
      </text:list>
      <text:p text:style-name="Text_20_body">এই angle ভালো কারণ real-world skeleton gait-এর বড় bottleneck হলো <text:span text:style-name="Strong_20_Emphasis">pose quality</text:span>।</text:p>
      <text:h text:style-name="Heading_20_2" text:outline-level="2">Direction 3: <text:span text:style-name="Strong_20_Emphasis">Short-clip robust Gait-TR</text:span></text:h>
      <text:p text:style-name="Text_20_body">Original Gait-TR long frame-এর উপর depend করে; limited frame experiment-এ frame কমলে accuracy drop করে। </text:p>
      <text:p text:style-name="Text_20_body">আপনি aim করতে পারেন:</text:p>
      <text:p text:style-name="Quotations">“Gait recognition from short skeleton sequences.”</text:p>
      <text:p text:style-name="Text_20_body">Architecture:</text:p>
      <text:list text:style-name="L78">
        <text:list-item>
          <text:p text:style-name="P158">multi-scale/dilated temporal module </text:p>
        </text:list-item>
        <text:list-item>
          <text:p text:style-name="P158">gait-cycle periodic attention </text:p>
        </text:list-item>
        <text:list-item>
          <text:p text:style-name="P158">temporal memory/prototype module </text:p>
        </text:list-item>
        <text:list-item>
          <text:p text:style-name="P157">sequence-length adaptive pooling </text:p>
        </text:list-item>
      </text:list>
      <text:p text:style-name="Text_20_body">তারপর 20/30/40 frame setting-এ Gait-TR, GaitGraph2, GaitPT, GaitSTAGCN-এর সাথে compare করবেন।</text:p>
      <text:p text:style-name="Text_20_body">এটা practical এবং defensible।</text:p>
      <text:p text:style-name="Horizontal_20_Line"/>
      <text:h text:style-name="Heading_20_1" text:outline-level="1">আমার honest verdict</text:h>
      <text:p text:style-name="Text_20_body"><text:span text:style-name="Strong_20_Emphasis">“এই কাজ আগে হয়নি” — এটা বলা safe না।</text:span><text:line-break/>কারণ আপনার ভাবা অনেক component already literature-এ আছে:</text:p>
      <text:list text:style-name="L79">
        <text:list-item>
          <text:p text:style-name="P160">Gait-TR improve / local-global / multi-scale temporal → GaitSTAGCN, MST-Gait </text:p>
        </text:list-item>
        <text:list-item>
          <text:p text:style-name="P160"><text:soft-page-break/>joint/bone/motion multi-branch → GaitGraph2 / related works </text:p>
        </text:list-item>
        <text:list-item>
          <text:p text:style-name="P160">skeleton transformer → GaitPT </text:p>
        </text:list-item>
        <text:list-item>
          <text:p text:style-name="P159">silhouette+skeleton fusion → MMGaitFormer, BiFusion, GaitMAFF, GaitMA </text:p>
        </text:list-item>
      </text:list>
      <text:p text:style-name="Text_20_body">কিন্তু <text:span text:style-name="Strong_20_Emphasis">exactly আপনার reliability-aware boss-switching Gait-TR + silhouette fusion</text:span>, যদি ভালোভাবে design করেন এবং strong baselines-এর বিরুদ্ধে test করেন, তাহলে paper publish করার chance আছে।</text:p>
      <text:h text:style-name="Heading_20_1" text:outline-level="1">আপনার জন্য best next step</text:h>
      <text:p text:style-name="Text_20_body">আপনি paper publish করতে চাইলে title/idea এমন হওয়া উচিত না:</text:p>
      <text:p text:style-name="Quotations">“Improved Gait-TR for Gait Recognition”</text:p>
      <text:p text:style-name="Text_20_body">এর চেয়ে ভালো হবে:</text:p>
      <text:p text:style-name="Quotations"><text:span text:style-name="Strong_20_Emphasis">Reliability-Aware Adaptive Fusion of Skeleton and Silhouette Features for Robust Gait Recognition under Clothing and Carrying Variations</text:span></text:p>
      <text:p text:style-name="Text_20_body">অথবা skeleton-only হলে:</text:p>
      <text:p text:style-name="Quotations"><text:span text:style-name="Strong_20_Emphasis">Pose-Confidence Aware Spatial-Temporal Transformer for Robust Skeleton-Based Gait Recognition</text:span></text:p>
      <text:p text:style-name="Text_20_body">এই দুইটার মধ্যে আমি personally <text:span text:style-name="Strong_20_Emphasis">reliability-aware adaptive fusion</text:span> direction-টা বেশি promising মনে করি, কারণ এটা আপনার original observation-এর সাথে match করে:<text:line-break/><text:span text:style-name="Strong_20_Emphasis">normal walking → silhouette strong, coat/bag → skeleton strong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10:04:04.271204881</meta:creation-date>
    <dc:date>2026-05-13T10:04:14.761499725</dc:date>
    <meta:editing-duration>PT10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6" meta:paragraph-count="765" meta:word-count="6020" meta:character-count="34640" meta:non-whitespace-character-count="29326"/>
  </office:meta>
</office:document-meta>
</file>